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itial proposal:</text:p>
      <text:p text:style-name="Standard">Augmentation de la redevance audio-visuelle annuelle, en contre-partie du libre accès à toutes les oeuvres (domaine publique ou privée, nationales ou internationales) audio, video en streaming ou en téléchargement. L'état se contenterai d'acheter les licences et droit d'auteur (ou de les rémunérer selon plusieurs critères : nombre d'écoutes ou visualisations, intérêts culturel, développement du territoire) et de les mettre en libre accès à tous les citoyens à jour de leur redevance audio-visuelle sur une plateforme spécifique (type deezer ou youtube, voir même en développant notre diffuseur français Dailymotion). Cela permettrai de supprimer tous téléchargement ou streaming considérés aujourd'hui comme illégal, de permettre l'accès à toute la culture à tous avec la meilleur qualité possible. L'autre avantage, serait de n'avoir à stocker l'ensemble des données audio, video dans seulement quelques data-center (quelques copies seulement pour éviter de perdre les données en cas de panne), plutôt que de les démultiplier comme actuellement vu que chacun à une copie et qu'il existe des milliers de serveurs qui ont les mêmes fichiers. Même en doublant le montant actuel de la redevance audio-visuelle, cela permettrai aux citoyens de réaliser des économies en achats de CD, DVD, voir même en disque dur de sauvegardes. Autres économies: plus besoin de Hadopi. Tout artiste déposant une oeuvre serait directement rémunéré dès la première écoute ou visualisation de sa video.</text:p>
      <text:p text:style-name="Standard">Closest neighbors:</text:p>
      <text:p text:style-name="Standard">L'obligation d'accessibilité des services de communication audiovisuelle visés par l'article 74 de la loi du 11 février 2005, pour l'Égalité des droits et des chances, la citoyenneté et la participation des personnes handicapées, s'applique à la retransmission de leurs programmes en direct ou en différé sur un site internet, dans un délai d'un an à compter de la publication de la présente loi. Alors que les services de communication audiovisuelle visés par la loi du 11 février 2005 remplissent quasi totalement leur obligation d'accessibilité (sous-titrage, interprétation en Langue des Signes Française, audiodescription), ces modules d'accessibilité ne sont dans leur écrasante majorité pas disponibles sur les sites internet de ces chaînes de télévision. Les modes d'accès à ces programmes par les téléspectateurs ayant particulièrement évolué depuis la loi du 11 février 2005, cet article vise à garantir la continuité de la chaîne de l'accessibilité des programmes audiovisuels.: 0.7098983526229858 &lt;NEUTRAL&gt;</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 0.708461344242096 &lt;NEUTRAL&gt;</text:p>
      <text:p text:style-name="Standard">Les productions multimédia (vidéos, audio, logos …) des sociétés détenues par l'État (Radio France, France Télévisions) sont libres d'utilisation, de visionnage, d'exploitation et de post-traitement sans autorisation préalable et sans coût associé. Les sociétés pré-citées étant soutenues par l'argent publique, leurs créations devraient être libres d'utilisation par les citoyens. Problème : peu ou pas d'emission sont produites exclusivement par ces sociétés d'État. Ce sont souvent des coproduction ou simplement des achats de droits de diffusion à des sociétés de production privées. EDIT : possible doublon avec https://www.republique-numerique.fr/consultations/projet-de-loi-numerique/consultation/consultation/opinions/section-1-les-communs/article-8-definition-du-domaine-commun-informationnel/versions/mettre-les-medias-produit-par-de-l-argent-public-dans-les-communs: 0.6996962428092957 &lt;NEUTRAL&gt;</text:p>
      <text:p text:style-name="Standard">Diffusion sous licence libre des œuvres numériques dont la création a été permise en partie ou en totalité par un financement public (subvention, fond propre/budget, réduction d'impôt, déduction fiscale etc.).: 0.6988099217414856 &lt;ENTAILED&gt;</text:p>
      <text:p text:style-name="Standard">Numérisation, traduction et mise à disposition systématique des oeuvres (textes, films, musiques...) <text:s/>passés dans le domaine public. Passage automatique dans le domaine public des oeuvres qui ne sont plus éditées. Passage automatique dans le domaine public des logiciels qui ne sont plus edités ou <text:soft-page-break/>maintenus. Le but est de rendre accessible des oeuvres ou des logiciels qui ne sont plus commercialement disponibles, mais qui présentent encore un intérêt quelconque (historique, intellectuel, artistique, ludique... etc): 0.6731560230255127 &lt;ENTAILED&gt;</text:p>
      <text:p text:style-name="Standard"/>
      <text:p text:style-name="Standard">Initial proposal:</text:p>
      <text:p text:style-name="Standard">Il me semblerait nécessaire qu'aujourd'hui l'emploi du logiciel libre soit systématiquement utilisé dans tous les cadres administratifs notamment dans le cadre de l'enseignement. Que notre république ne soit pas à la soldes de groupes de pression, il y a, me semble-t-il une économie sensible à réaliser dans ce domaine précis . Le coût souvent exorbitant de licences dans le service public ne me semble pas justifié . la réponse à l'emploi de systèmes d'exploitations fermés semble répondre à une volonté commerciale qui n'a rien à voir avec un enseignement libre et gratuit; les enseignants étant rémunérés par l'état. j'ai beaucoup de mal à comprendre le ministère de l'éducation national dans ses choix pour l'enseignement du numérique , que ce soit en primaire ou en secondaire voire en université</text:p>
      <text:p text:style-name="Standard">Closest neighbors:</text:p>
      <text:p text:style-name="Standard">L'achat de logiciels pour assurer le bon fonctionnement des administrations publiques coûtent chaque année des millions au contribuable français. Afin de parer à ces dépenses inutiles, cet article propose de généraliser l'utilisation de logicieles Open sources dans les administrations. Gratuits ces logiciels permettront à court terme de réaliser de substantielles économies et seront le gage d’indépendance budgétaire (le changement de logiciel est fonction du besoin du service et non du fournisseur). Maléables, les logiciels Open source permettront des développements informatiques locaux et personnalisés qui renforceront l'effiacité des sercices.: 0.8221606612205505 &lt;ENTAILED&gt;</text:p>
      <text:p text:style-name="Standard">Les services de l'État, administrations, établissements publics et entreprises du secteur public, les collectivités territoriales et leurs établissements publics donnent la priorité aux logiciels libres et aux formats ouverts lors du <text:s/>développement, de l'achat ou de l'utilisation d'un système informatique. Le logiciel libre est l'incarnation informatique de notre devise républicaine, « Liberté, Égalité, Fraternité ». Les logiciels libres, de part le fait qu'ils peuvent être vérifiés et améliorés par tous, sont une brique de base pour construire une informatique qui soit au service des utilisateurs, donc des citoyens, et non pas un outil pour ceux qui souhaitent les asservir. Ils présentent également de nombreux avantages, indépendance technologique, interopérabilité, auditabilité du code, possibilité de redistribution… qui en font aujourd'hui un enjeu politique majeur. Les formats ouverts et le logiciel libre partagent les même buts : être au service de chacun et garantir que les utilisateurs conserveront le contrôle de leurs données, tout en assurant la pérennité de ces mêmes données. Par l'utilisation de formats fermés ou privateurs, les institutions publiques favorisent les positions dominantes de certaines entreprises. Face à la puissance économique des entreprises qui diffusent des logiciels privateurs, l'inaction n'est pas la bonne solution, car les forces en jeu sont trop dissymétriques. Il faut des politiques beaucoup plus volontaristes en matière de logiciels libres. Le principe d'une priorité au logiciel libre a été consacré dans la loi en 2013 lors de l'adoption du projet de loi enseignement supérieur et recherche. Cette priorité donnée au logiciel libre concernant le service public de l'enseignement supérieur est une première étape qui doit se poursuivre et se généraliser par la mise en place d'une vraie politique publique en faveur du logiciel libre. La démarche de priorité aux logiciels libres et aux formats ouverts ne doit pas se limiter aux seuls services de l'État : l'ensemble des services publics, de par leur role même, doivent également bénéficier des libertés qui sont offertes par les logiciels libres. Les citoyens ne peuvent pas être restreints dans leurs échanges avec les services publics par l'enfermement technologique.: 0.7756609320640564 &lt;ENTAILED&gt;</text:p>
      <text:p text:style-name="Standard">L'État finance explicitement le développement sous licence Libre des logiciels permettant l'accès aux données sous formats ouverts. Tout logiciel dont le développement est payé par l'État doit l'être sous une licence Libre. Tout logiciel payé par l'argent des citoyens doit revenir aux citoyens. Les logiciels de bureautique utilisant de véritables formats ouverts normalisés ISO doivent être financés <text:soft-page-break/>par l'État pour être disponibles pour tous les citoyens. Cela rétablit une égalité d'accès aux logiciels et aux données.: 0.7668290138244629 &lt;ENTAILED&gt;</text:p>
      <text:p text:style-name="Standard">L'idée est d'utiliser la bureautique libre "LibreOffice" au sein des administrations publiques. Objectifs : - suite bureautique performante à la hauteur des solutions propriétaires. - un autre modèle économique "le logiciel libre" : un intêret dans le contexte économique actuel. - s'affranchir de la gestion des licences et être en règle : un gain pour les DSI et une sécurité pour l'administration en cas de contrôle. - donner une image positive des administrations envers la population.: 0.7641271352767944 &lt;ENTAILED&gt;</text:p>
      <text:p text:style-name="Standard">Dans le cadre d'une éducation au numérique généralisée, ainsi que d'une réduction et optimisation des coûts, favoriser et privilégier l'usage de systèmes d'exploitation libres, favoriser et privilégier l'usage des logiciels libres dans l'ensemble des administrations et Ministères, favoriser et privilégier l'usage d'appplications mobiles libres.: 0.7595741152763367 &lt;ENTAILED&gt;</text:p>
      <text:p text:style-name="Standard"/>
      <text:p text:style-name="Standard">Initial proposal:</text:p>
      <text:p text:style-name="Standard">Ajouter un nouvel article ainsi rédigé : « Les plateformes de consultation utilisées par l'Etat, les collectivités territoriales et les autres personnes de droit public ou les personnes de droit privé chargées d'une mission de service public ne peuvent porter sur des dispositions en cours de discussion au Parlement. ». 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 De plus, ces simultanéités obligent les citoyens à choisir entre participer à la consultation ou agir concrètement pour faire valoir leur point de vue auprès des parlementaires. Les plateformes de consultation pourraient donc être vues comme un outil permettant de créer des contre-feux pour détourner les citoyens de l'activité parlementaire. Pour ces raisons, les thèmes abordés dans les futures consultations ne devront pas porter sur des élements en cours de discussion au même moment au Parlement.</text:p>
      <text:p text:style-name="Standard">Closest neighbors:</text:p>
      <text:p text:style-name="Standard">Ajouter un nouvel article ainsi rédigé : «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 «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 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 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 0.7864223718643188 &lt;NEUTRAL&gt;</text:p>
      <text:p text:style-name="Standard">Donner corps à l'état numérique français, Lutter contre l'inquiétude des citoyens face à internet, et redonner la main à l'état sur l'impact du numérique sur l'économie. Préambule : peut-être mon laïus n’aura ni la place, ni la forme appropriée au mode de consultation... Néanmoins, il nous est ici demandé de contribuer, et c’est la seule forme par laquelle je me sens capable de contribuer à l’heure actuelle à ce projet de Loi, que ma proposition, par sa nature, tend du coup à rendre obsolète (si tant est que ce projet de loi ne l’ai pas été à l’instant même ou il vit le jour) de façon utopique, voire un brin prétentieuse. Introduction : Les français sont de plus en plus inquiets face à internet: -Le sentiment d'insécurité croissante lié au piratage, fishing, spam et autres arnaques. -le cyber-<text:soft-page-break/>espionnage industriel et personnel. -l'émergence de sites aux références douteuses. -la généralisation de la publicité invasive et intrusive. -le "négationnisme" ou la falsification d'informations sur les sites de savoir partagé. -et l'influence grandissante des forums où l'anonymat favorise l'inconséquence, les propos haineux, et surtout, la désinformation... Tout cela contribue à instaurer le doute chez les gens: -c'est un frein au développement de l'économie numérique. -les gens sont désinformés, parfois apeurés, déprimés par ce constat. -des communautés de pensées basées sur la manipulation exploitent ce doute, décomplexées par l'anonymat, l'abolition des distances grâce au numérique, le peu de surveillance que l'on soit en mesure de faire. La seule alternative présentée jusqu'alors à grande échelle, c'est la surveillance, la tentative de pression sur les groupes mondiaux de diffusion de l'information, la légiférassions à outrance et l'éducation. Or il existe une autre voie, plus intelligente, utile, riche en retombées économiques, génératrice d'emploi et de croissance numérique sur le long terme: Créer un "Web français certifié" proposé en plus de l’internet « classique ». Développement : Les clefs de cette idée pourraient être les suivantes: -Sécuriser le contenant: Réserver nos "propres tuyaux" de l'information, instaurer des protocoles propriétaires, secrets, de sécurisation du réseau. -s'appuyer sur les langages informatiques standards du web, pour simplifier la création, l'exportation et la portabilité de contenu. -Certifier, "versionner", et notifier le contenu: toute information mise à disposition sur ce réseau devra etre validée comme officielle par un service juridique, et « versionnée », càd rendre indéfiniment accessible les évolutions successives d'une information, afin que n'importe quel citoyen puisse s'appuyer en toute sérénité sur le contenu diffusé, information pouvant faire office de preuve légale, et enfin, notifier une personne que l'information qu'elle a consulté a évolué. -Diffuser au plus grand nombre: équiper des points de consultation public, diffuser un outil de consultation sur des postes individuels (PC, Smartphones, box adsl, numéro vert, autres), envisager des solutions Low cost pour les personnes les plus démunies (solutions type Raspberry (PC minuscule coutant une 50aine d’€)), traduire dans les langues les plus usitées ou dans des modes de communications adaptés aux divers handicaps. -Soumettre le tout à un comité de surveillance. Le principe n'est pas de remplacer internet, mais de donner une source fiable, apolitique, exploitable par les professionnels comme par n'importe quel citoyen, homme politique, journaliste, économiste… Diffuser de l'information pragmatique, détachée de discours commercial, de lobbies, d'interprétation partielle, juste des faits, des règles, lois, diffuser les dispositifs officiels à la disposition des citoyens, etc... En faire, à terme un canal d'échange privilégié entre l'état, les entreprises, les citoyens, salariés, chômeurs, les services publics, pouvoir sonder les attentes des citoyens, recenser et localiser les préoccupations, les détresses, les demandes d'interventions, les maladies… Le champ est vaste, nécessite une excellente ergonomie, une communication robuste et claire, doit se faire avec le partenariat de tous les acteurs, en se centrant sur l'aspect pragmatique en priorité, en faisant abstraction des enjeux politiques en ne considérant que ce que le citoyen et l'état ont à gagner. Conclusion : En somme il s'agit de donner corps à l'état numérique français, plutôt que de "bidouiller des rustines législatives couteuses" sur des technologies et des usages qui nous dépassent, sur lesquelles nous n'avons aucun levier et qui évoluent en permanence, laissant l'image d'un état impuissant et à la traine. C’est au contraire l’occasion de prouver l’excellence des développeurs français, et la modernité de ses institutions. C'est aussi un moyen de mettre le focus sur les entreprises françaises, ou étrangères répondant à des critères drastiques de transparence, qui bénéficieront d'une visibilité accrue, d'un référencement exhaustif, de la possibilité d'être joignable en toute sécurité, d'évaluer les compétences, la production, la recherche, les appels de fonds, les appels d'offres, etc... Disponibles sur le marché français. Mettre à disposition ce type de référencement permettra de redonner la main à l'état sur l'impact du numérique sur l'économie, redonner le pouvoir dont le virtuel libéralisé s'est emparé depuis des années, sans rien imposer au citoyen, juste en lui mettant à disposition, en parallèle, des outils fiables et officiels qu'il est en droit d'attendre. Merci à quiconque aura pris le temps de me lire.: 0.7774723172187805 &lt;NEUTRAL&gt;</text:p>
      <text:p text:style-name="Standard">Ajouter à l'article 20 de la loi n° 78-753 du 17 juillet 1978 un alinéa ainsi rédigé : « Elle est consultée sur toute disposition législative ou réglementaire relative à l'information publique ou aux données publiques. ». S'il est très important que les dispositions sur les données liées à la vie privée <text:soft-page-break/>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 Cette disposition permettra au législateur et aux administrations de prendre en considération les problématiques liées à la diffusion de l'information publique plutôt que d'avoir à découvrir ces dispositions tardivement.: 0.7661136388778687 &lt;NEUTRAL&gt;</text:p>
      <text:p text:style-name="Standard"><text:s/>Lorsque qu'un projet ou une proposition de loi est proposée à l'Assemblée Nationale ou au Sénat, elle est tout d'abord étudiée en commission. Avant ce travail en commission, les citoyens seraient consultés via une plateforme officielle pour amender des articles, en proposer de nouveaux et voter pour ou contre les articles initiaux et ceux proposés par les citoyens. Cette participation serait consultative et destinée à la commission chargée de l'étude du texte. Cette participation permettrait une plus grande implication des citoyens dans la vie politique via les nouvaux outils de communication, à l'heure où les Français se désintéressent de la politique, voici pourquoi : Tout d'abord, cette participation ouverte au plus grand nombre grâce au net donnerait aux citoyens une impression de pouvoir agir réellement sans que cela soit compliqué. En effet, tout un chacun peut s'impliquer dans la rédaction des lois en quelques clics. De plus, cela permettrait au rapporteur de la commission de s'appuyer l'avis réel des citoyens et ainsi de replacer sa parole au centre du débat parlementaire, bien que les résultats soient consultatifs. En conclusion, cette participation citoyenne grâce au net serait utile au débat politique.: 0.7378419637680054 &lt;NEUTRAL&gt;</text:p>
      <text:p text:style-name="Standard">Permettre, grâce aux réseaux sociaux et à une plateforme prévue à cette effet, aux citoyens de formuler des propositions lors des commissions parlementaires. Ces commissions parlementaires devront alors être publiques, et les médias d'informations se chargeront de mettre le citoyen au courant de leur tenue.: 0.7343690991401672 &lt;CONTRADICTORY&gt;</text:p>
      <text:p text:style-name="Standard"/>
      <text:p text:style-name="Standard">Initial proposal:</text:p>
      <text:p text:style-name="Standard">Ajouter un nouvel article ainsi rédigé : « Les plateformes de consultation utilisées par l'Etat, les collectivités territoriales et les autres personnes de droit public ou les personnes de droit privé chargées d'une mission de service public sont diffusées sous logiciel libre et comportent des fonctionnalités d'extraction de toutes les informations publiques non nominatives générées sous un format ouvert permettant leur libre réutilisation. « Les données à caractère personnel collectées dans le cadre de ces consultations ne peuvent faire l'objet d'aucune réutilisation ou d'aucun traitement en dehors des traitements strictement nécessaires à la réalisation de la consultation. Elles sont détruites à l'issue de la consultation. ». Les plateformes de consultation s'inscrivant dans un démocratie renouvelée à l'heure du numérique doivent respecter les principes de transparence attendus en démocratie. C'est pour cette raison qu'ils doivent reposer sur des logiciels libres dont le code source est diffusé et réutilisable librement, et que ces plateformes doivent permettre la production de données ouvertes non nominatives. Enfin, si un acteur privé est chargé de la mise en place de ces plateformes, il ne peut en aucun cas faire usage des données à caractère personnel collectées dans un autre cadre que celui de la consultation pour laquelle elles ont été enregistrées. Ces données doivent de plus être détruites à l'issue du processus de consultation.</text:p>
      <text:p text:style-name="Standard">Closest neighbors:</text:p>
      <text:p text:style-name="Standard">Ajouter un nouvel article ainsi rédigé : « Les plateformes de consultation utilisées par l'Etat, les collectivités territoriales et les autres personnes de droit public ou les personnes de droit privé chargées d'une mission de service public ne peuvent porter sur des dispositions en cours de discussion au Parlement. ». Au moment où la consultation relative au projet de loi numérique a ouvert, trois projets de loi relatifs au numérique étaient discutés au parlement : le projet de loi sur les données publiques, le projet de loi création et le projet de loi renseignement extérieur. À l'issue de ces discussions parlementaires, les dispositions débattues sur la plateforme de consultation auront donc changé. De plus, ces simultanéités obligent les citoyens à choisir entre participer à la <text:soft-page-break/>consultation ou agir concrètement pour faire valoir leur point de vue auprès des parlementaires. Les plateformes de consultation pourraient donc être vues comme un outil permettant de créer des contre-feux pour détourner les citoyens de l'activité parlementaire. Pour ces raisons, les thèmes abordés dans les futures consultations ne devront pas porter sur des élements en cours de discussion au même moment au Parlement.: 0.7864223718643188 &lt;NEUTRAL&gt;</text:p>
      <text:p text:style-name="Standard">Dans l'objectif de performance, de transparence et de sécurité de la Nation et de la République, tous les services publiques tendent à utiliser et promouvoir les logiciels libres et les préférer aux solutions dont l'accès au code source par les citoyens et les services de l'état est limité ou interdit. Le monde numérique ne peut accepter des boîtes noires qui sont présentées comme effectuant certaines fonctions et cachent d'autres au services d'autres états / sociétés. Pour être sûrs que les logiciels, et plus généralement les services numériques font ce qu'ils sont sensés faire et pas plus, le code source doit être accessible aux services de l'état, mais aussi au citoyen qui peut ainsi prendre activement part à l'amélioration s'il en a les compétences et ainsi améliorer la sécurité. Cacher le code source c'est au XXIe siècle vouloir courrir un 100m avec un boulet accroché à chaque pied et un bandeau sur les yeux.: 0.7386784553527832 &lt;NEUTRAL&gt;</text:p>
      <text:p text:style-name="Standard">L’article 10 de la même loi est remplacé par les dispositions suivantes : « Art. 10 - Les informations publiques figurant dans des documents administratifs communiqués ou diffusés peuvent être utilisées librement par toute personne qui le souhaite à d'autres fins que celles de la mission de service public pour les besoins de laquelle les documents ont été produits ou reçus. Les limites et conditions de cette réutilisation sont régies par le présent chapitre. Ne sont pas considérées comme des informations publiques, pour l'application du présent chapitre, les informations contenues dans des documents : a) Dont la communication ne constitue pas un droit en application du chapitre Ier ou d'autres dispositions législatives, sauf si ces informations font l'objet d'une diffusion publique ; b) Ou sur lesquels des tiers détiennent des droits de propriété intellectuelle. ». Objectif : créer un droit à réutiliser librement les informations publiques publiées par les services publics industriels et commerciaux. Explication : aujourd’hui, les organismes assurant une mission de service public industriel et commercial (SPIC) sont déjà soumis aux obligations de communication des données publiques prévues par la loi du 17 juillet 1978 (« loi CADA »). Mais leurs données ne sont pas automatiquement réutilisables : un SPIC a le droit d’interdire toute réutilisation. Ce découplage entre droit d’accès et droit de réutilisation empêche le développement de nouveaux services à partir de ces données. L’article propose donc de supprimer cette exception générale au principe de libre réutilisation, mais les SPIC resteront libres de prévoir des licences encadrant la réutilisation ou de demander une redevance. Exemple : les bases de données très riches publiées par l’ADEME sur la performance énergétique (liste des entreprises labellisées « Diagnostic de performance énergétique », base des diagnostics effectués), dont la réutilisation est interdite aujourd’hui et deviendra possible.: 0.7224035263061523 &lt;NEUTRAL&gt;</text:p>
      <text:p text:style-name="Standard">Ajouter à l'article 15 de la loi n° 78-753 du 17 juillet 1978, l'alinéa suivant : « L'administration ne peut soumettre à redevance les demandes de réutilisations dont les données résultantes sont soumises à une rediffusion publique exhaustive sous un format ouvert et dont la libre réutilisation est autorisée dans les memes termes. ». L'Open Data n'interdit pas la vente de données. Il assure juste qu'aucune discrimination, notamment économique, ne soit créée entre les ré-utilisateurs potentiels. Il est donc possible de faire cohabiter l'Open Data avec des redevances à condition que les données fournies via des redevances soient également disponibles en Open Data. Ce mécanisme est possible grâce aux licences de type partage à l'identique (dite Share-Alike en anglais). Ces licences sont connues pour préserver le bien commun : elles autorisent la réutilisation de biens numériques mais imposent la re-distribution dans les mêmes termes. Le bien numérique ainsi encadré rejoint donc un écosystème de biens communs à la disposition de tous qui bénéficient des améliorations produites par chacun, sans possibilité d'enclosure par un tiers. Cette disposition de préservation des biens communs pouvant être vue comme contraignante par certains acteurs, le producteur de données publiques peut proposer une mise à disposition sans les dispositions de partage à l'identique en échange d'une redevance. Cette pratique est qualifiée de politique de "double licences". Elle permet d'autoriser l'innovation et la création de valeur par le plus grand <text:soft-page-break/>nombre tout en conservant aux administrations leur clientèle classique moins disposée à partager les données qu'elles "mixent" avec celles des administrations, préservant ainsi la sensation de se préserver un avantage concurentiel. L'administration ne pourra cependant pas revendre les améliorations issues des ré-utilisateurs en partage à l'identique mais restera la source d'autorité pour les données ainsi mises à disposition.: 0.7207525372505188 &lt;NEUTRAL&gt;</text:p>
      <text:p text:style-name="Standard">Ajouter à l'article 20 de la loi n° 78-753 du 17 juillet 1978 un alinéa ainsi rédigé : « Elle est consultée sur toute disposition législative ou réglementaire relative à l'information publique ou aux données publiques. ». S'il est très important que les dispositions sur les données liées à la vie privée des citoyens soient strictement encadrées notamment grâce aux avis données par la CNIL, les libertés publiques relatives au droit à l'information sont souvent oubliées dans les dispositions législatives ou réglementaires. Pour ce qui est de la lutte contre les conflits d'intérêts ou la transparence de la vie publique, les dispositions proposées auraient pu être enrichies de l'expérience de la CADA. Il faut donc que les dispositions en matière d'avis et de saisine qui s'appliquent à la CNIL s'appliquent également à la CADA. Cette disposition permettra au législateur et aux administrations de prendre en considération les problématiques liées à la diffusion de l'information publique plutôt que d'avoir à découvrir ces dispositions tardivement.: 0.7105873227119446 &lt;NEUTRAL&gt;</text:p>
      <text:p text:style-name="Standard"/>
      <text:p text:style-name="Standard">Initial proposal:</text:p>
      <text:p text:style-name="Standard">Ajouter un nouvel article ainsi rédigé : « Le ministère de l'Intérieur rend accessible sous un format ouvert et librement réutilisable les données relatives aux mandats, aux territoires d'élection et aux indemnités des élus de la République, l'ensemble des décisions soumises au contrôle de légalité des préfectures, ainsi que les données du Répertoire national des élus à l'exception des adresses, coordonnées téléphoniques et adresses de messagerie électronique personnelles des intéressés. ». Dans de nombreuses communes, il est aujourd'hui encore souvent difficille de connaître la composition exacte et historique d'un conseil municipal ou de ses travaux. Ceux-ci font pourtant l'objet de déclarations en préfecture pour contrôle de légalité et pourraient donc être librement mis à la disposition des citoyens. De la même façon, alors que le Ministère de l'intérieur maintient un Répertoire national des élus &lt;http://www.legifrance.gouv.fr/affichTexte.do?cidTexte=JORFTEXT000029879206&gt;, le citoyen qui souhaiterait étudier le parcours de ses élus doit demander au Ministère la communication des informations souhaitées aussi souvent que nécessaire. Il convient donc de mettre à disposition de tous en ligne sous un format ouvert et librement réutilisable des exports réguliers du répertoire national des élus et de la base Actes référencant les prises de décision des collectivités territoriales.</text:p>
      <text:p text:style-name="Standard">Closest neighbors:</text:p>
      <text:p text:style-name="Standard">Ouveryutre des données relatives aux : - Marché public nationaux et européens. - Actes de Parlements nationaux et européens. - Conseil municipaux et européens. - Créer un cadre comparable au 'Freedom of Information Act' britannique de 2000, permettant à tout citoyens de demander via le 'Freedom of Information Act' les documenst détenus par une administration publique. - Cela inclut les administrations publiques EUROPEENES également !! - Si l'information est jugée 'sensible' alors prévoir un délai (10 ans - 20 ans?) permettant le déclassement des informations dites 'sensibles'..: 0.7363568544387817 &lt;ENTAILED&gt;</text:p>
      <text:p text:style-name="Standard">Dans le cadre des 2 lois sur la transparence de la vie publique (déclaration d'intérêt et déclaration de patrimoine) ; Rendre accessible en ligne, facilement consultable, "recopiable" et basé sur un document de référence : toutes les déclarations de patrimoine et d'intérêt de nos élus et toutes les notes de frais, dépenses de nos élus et leurs équipes imputées aux budgets aloués par le gouvernement et l'union européenne. Depuis l'arrivée de la loi sur la transparence, nous sommes censés pouvoir consulter les patrimoines de nos élus. Problème : c'est une mission quasi-impossible (prise de rendez-vous, visite en préfecture, limite de consultation à un dossier à la fois, impossibilité de copier les documents, impossibilité d'en parler publiquement, documents souvents écrits à la main, tels des brouillons), ce qui nous fait douter de la pertinence de cette loi. Pour une démocratie transparente, chaque citoyen devrait avoir l'opportunité de consulter ces documents facilement, de <text:soft-page-break/>pouvoir les étudier aussi longtemps que bon lui semble et de pouvoir en diffuser les informations. La façon la plus simple serait de : 1. créer un "patron" de référence pour une homogénéité dans les déclarations des élus, à remplir informatiquement, pour faciliter la lecture. 2. les publier en ligne sur un portail spécifique ou sur le portail de la cour des comptes, ou de l'organisme de référence (HATVP): 0.7087137699127197 &lt;ENTAILED&gt;</text:p>
      <text:p text:style-name="Standard">Après l'article 12 de la loi n° 2013-907 du 11 octobre 2013 relative à la transparence de la vie publique, il est ajouté un article 12-1 ainsi rédigé: "Les membres du Gouvernement et les membres de leurs cabinets diffusent de manière hebdomadaire la liste des rencontres intervenues, dans le cadre de leurs fonctions, avec des personnes publiques ou privées. Ces listes sont mises à la disposition du public par voie de communication au public en ligne". La transparence de l'action publique est aujourd'hui une des clés de la démocratie. Depuis de nombreuses années, de nombreux scandales ou inquiétudes naissent des interactions entre les divers Gouvernements et les lobbystes. L'objet de cet amendement n'est qu'une première étape. Il s'agit de rendre public - comme le fait d'ores et déjà la Commission européenne - la liste des RDVs qu'ont pu avoir les Ministres et leurs conseillers. La mise en ligne de ces agendas ne sauraient porter atteinte à la vie privée, s'agissant d'activité relevant de la mission de service public. Divulguer les interactions permettra de clarifier les liens existants entre le Gouvernement et les intérêts privés.: 0.7042394280433655 &lt;NEUTRAL&gt;</text:p>
      <text:p text:style-name="Standard">Des enregistrements vidéo des séances publiques des assemblée délibérantes (conseils municipaux, conseils communautaires, conseils départementaux, conseils régionaux) sont réalisés et mise à disposition du public dans les meilleurs délais, sur le site internet de l'institution, et sur le portail OpenData https://www.data.gouv.fr/fr. Une condition nécessaire pour que les citoyens puissent croire à la politique est celle d’une plus grande transparence. Il faut que les citoyens puissent obtenir les informations dont ils ont besoin pour se forger une opinion. Prenons quelques exemples issus de la vie municipale. Les conseils municipaux sont publics, mais seuls les citoyens les plus motivés prennent le temps d’y assister. La possibilité d’enregistrement de ces conseils est déjà inscrite dans la loi. Il suffirait de transformer cette possibilité en obligation. Ces enregistrements audio ou vidéo permettraient à chacun d’avoir une vue plus objective de la vie politique municipale que les comptes rendus papiers trop partiels offerts par les municipalités ou les articles des journaux locaux et permettraient aux citoyens de mieux vivre/connaître la vie municipale et d’être plus proches de leurs élus.: 0.7029303312301636 &lt;NEUTRAL&gt;</text:p>
      <text:p text:style-name="Standard">Il faudrait faciliter l'accès aux élus en créant une base de données de tous les élus, hommes politiques afin que chaque citoyen puisse écrire aux personnes de son choix avec la possibilité de créer des groupes (par exemple, le président de région et le président du conseil général avec le président de la CCI) auxquels ont puisse adresser des courriers en une seule opération. Le but de ce site serait de favoriser l'accès numérique aux élus qui n'ont pas tous des comptes Facebook, Twitter ou un site internet. En tout cas, il est difficile de trouver une adresse mail un compte numérique qui permette d'adresser un courrier directement à la personne de son choix. Il doit y avoir plus d'interactivité entre les citoyens et leurs élus pour favoriser des échanges constructifs. Ce genre de site internet existe en Angleterre et rencontre un certain succès. Il faudrait le dupliquer. https://www.writetothem.com/: 0.6979292631149292 &lt;ENTAILED&gt;</text:p>
      <text:p text:style-name="Standard"/>
      <text:p text:style-name="Standard">Initial proposal:</text:p>
      <text:p text:style-name="Standard">Article 13 bis - Principe de loyauté des plateformes dans le cadre de leurs relations Business to Business.Sont qualifiées de plateformes dominantes, les plateformes qui exercent une influence déterminante sur un marché donné. Toute plateforme en ligne dominante est tenue à une obligation générale de loyauté envers les utilisateurs, non professionnels ou professionnels, notamment en ne favorisant pas ses propres services ou les services d’autres entités qu’elle contrôle directement ou indirectement. Aucune plateforme en ligne ne peut obliger un tiers proposant des solutions logicielles ou des appareils de communications électroniques, à utiliser, de façon exclusive, ladite plateforme en vue d’accéder à un service en ligne. L’Autorité administrative veille au respect de <text:s/>l’application des obligations définies au présent article. Le principe de loyauté ne saurait être <text:soft-page-break/>pleinement effectif si l’on se limite à sa portée actuelle, trop étroite. Dans le cadre de l’article 13, les plateformes se retrouvent sans distinction soumises aux mêmes obligations en matière de loyauté à l’égard des consommateurs. Cette disposition a pour but de permettre aux consommateurs de prendre des décisions plus avisées. Or premièrement, certaines plateformes sont privilégiées par ces derniers qui les utilisent pour trouver d’autres plateformes en ligne (ces plateformes tiennent un rôle de «gatekeeper » vers l’accès à d’autres contenus). C’est le cas notamment des moteurs de recherche. Ainsi, dès lors que l’un de ces moteurs de recherche se trouve en situation de position dominante, du fait de sa capacité à capter la quasi intégralité du trafic, la plateforme dispose d’une emprise sur le reste des autres plateformes. Cette emprise peut, en cas de comportement déloyal de la part de la plateforme dominante vis-à-vis des autres plateformes, porter gravement atteinte à la dynamique et au pluralisme du secteur digital. Considérant qu’Internet est un moyen majeur au service de la réalisation de la liberté de communication, toute situation de domination d’un acteur lui permettant de gérer en amont ou en aval les flux d’information doit être régulée a priori afin de préserver les conditions du pluralisme. Par conséquent, il apparaît nécessaire de faire état de ces plateformes dominantes afin de pouvoir les contraindre légalement à respecter plus d’impératifs en matière de loyauté. Car un biais d’information subsiste du fait qu’il restera possible aux plateformes à effet structurant sur l’économie de se comporter de façon déloyale dans le cadre de leurs relations B2B à l’égard des autres plateformes : éviction du service par des modifications unilatérales des conditions d’utilisation, captation de la valeur par imposition de conditions léonines pour l’accès à la plateforme, arrêt brutal et sans préavis d’une application lorsque la plateforme veut internaliser le service , modifications de l’algorithme pour pénaliser la visibilité du concurrent, ne sont que quelques exemples des types de pratiques déloyales qui peuvent avoir lieu au cours de relations B2B entre plateformes en ligne. Aussi, tous ces comportements déloyaux sont-ils une désincitation flagrante à l’entrée sur le marché de nouveaux acteurs qui pourraient être plus favorables aux consommateurs. Et quand bien mêmes ce type d’acteurs est déjà présent sur le marché, rien dans la présente loi, n’interdit aux plateformes dominantes de les pénaliser en leur faisant délibérément perdre de la visibilité, trompant ainsi les consommateurs sur la qualité des résultats qu’ils obtiennent. Cela est d’autant plus alarmant que grâce à cette loi, les plateformes dominantes jouiraient d’une présomption de loyauté injustifiée de la part des consommateurs, qui verraient en définitive leur condition dégradée et leur avis biaisé. Pour toutes ces raisons, on peut raisonnablement dire que le fait de soumettre les plateformes en lignes aux impératifs de loyauté évoqués à l’alinéa 2 du présent article est insuffisant, puisque même s’il oblige les plateformes à informer le consommateur au sujet des relations entretenues avec ses partenaires, il ne leur interdit pas pour autant de pénaliser d’autres acteur en ayant recours à des pratiques déloyales. Interdire les accords d’exclusivité entre une plateforme en ligne et les fournisseurs de solutions logicielles. Il convient aussi de considérer les limitations à apporter aux relations B2B entre les plateformes et des entreprises tierces et qui sont susceptible de nuire à plusieurs principes constitutionnels tels que celui de la liberté de choix des utilisateurs ou de la préservation du pluralisme. Les accords d’exclusivité que l’on entend interdire sont ceux qui obligeraient des opérateurs offrant des solutions logicielles ou des appareils de communication électronique de type smartphone, tablette ou ordinateur personnel, à intégrer de façon exclusive la fonctionnalité de la plateforme en ligne. Cette proposition fait écho aux multiples accusations d’abus position dominante dont la plateforme en ligne Google est la cible. Précisément, la firme californienne est accusée de favoriser son service de moteur de recherche sur les terminaux pour smartphone Android. Elle a même été condamnée le 14 Septembre 2015 par le service fédéral anti monopole Russe pour avoir violé les règles de concurrence. Dès lors il est indispensable d’imposer une régulation ex ante qui puisse être susceptible de dissuader les plateformes de distordre la concurrence avec ce type de pratiques. Car être la seule porte d’entrée - ou quasiment – permettant l’accès à une cible, confère un pouvoir immense de commercialisation de la publicité et des données. Cette logique d’exclusivité revient donc à consolider une position dominante préalablement acquise, au détriment du pluralisme et de la liberté d’entreprendre, et doit donc être prohibée.</text:p>
      <text:p text:style-name="Standard">Closest neighbors:</text:p>
      <text:p text:style-name="Standard"><text:soft-page-break/>Je suggère de supprimer la section 3 « Loyauté des plateformes ». La définition des plateformes est très englobante et regroupe à la fois les moteurs de recherche, les comparateurs de prix, les réseaux sociaux, etc. Ceux-ci ont des logiques, des usages, des stratégies commerciales et des publics variés. Certaines sont des géants du net, d’autres des start-ups. Il y a donc un risque économique et juridique à appliquer une règle unique à des situations très diverses. De plus, certaines marketplace incluses dans la définition des plateformes ont évidemment des relations contractuelles privilégiées avec leurs fournisseurs, il est logique qu’elles n’aient pas envie de les révéler. La définition de « plateforme » est également trop étroite si l’on considère d’autres entreprises qui fonctionnent sur le même modèle que les plateformes mais ne sont pas considérées comme « plateformes » par la loi (box TV, téléphonie) : la loi crée des inégalités entre acteurs.: 0.7501726746559143 &lt;CONTRADICTORY&gt;</text:p>
      <text:p text:style-name="Standard">L'article 13 fait état de signalement de lien contractuel. Or, qu'adviendra-t-il des personnes qui passent par un prestataire qui procèdera au référencement de contenu et qui n'auront donc aucun lien contractuel avec la plateforme ? De fait, il n'y aura aucune information pour le consommateur du véritable bénéficiaire du référencement. Des sociétés écrans de référencement pourraient donc voir le jour ou se spécialiser dans le domaine et donc nuire à l'information délivrée au consommateur.: 0.6558067202568054 &lt;NEUTRAL&gt;</text:p>
      <text:p text:style-name="Standard">Les plateformes publiant les données ou avis saisis publiquement par des internautes doivent permettre aux tierces parties d'exploiter ces données ou avis, dans des conditions économiques "fair", via des interfaces de programmation applicatives (API). Certaines plateformes, le plus souvent étatsuniennes, sont en situation de quasi-monopole dans certains domaines (par exemple, dans le tourisme, TripAdvisor, Booking, Hotels.com...). Elles tirent partiellement leur succès de la contribution d'un grand nombre d'internautes, qui y déposent publiquement avis textuels ou autres données. Ces internautes disposent en principe d'un droit d'auteur sur les avis qu'ils rédigent, mais les plateformes se les approprient par une décision unilatérale, sans rétribuer leurs auteurs. La proposition est d'imposer à ces plateformes une obligation de proposer aux tierces parties, dans des conditions économiques "fair", un accès de type API à ces données pour en faciliter la réutilsation dans le cadre d'autres services ou plateformes ; cela permettrait de créer un écosystème de la donnée supplémentaire.: 0.6280983090400696 &lt;ENTAILED&gt;</text:p>
      <text:p text:style-name="Standard">Déclarer l'accès internet Service Public. Pour rappel l'article 9 du Préambule de la Constitution du 27 octobre 1946 dit : 9. Tout bien, toute entreprise, dont l'exploitation a ou acquiert les caractères d'un service public national ou d'un monopole de fait, doit devenir la propriété de la collectivité. De fait l'accès internet a acquis les caractères d'un service public, Les entreprises qui assurent cet accès doivent devenir propriété de la collectivité. De fait l'accès internet a acquis les caractères d'un service public, Les entreprises qui assurent cet accès doivent devenir propriété de la collectivité. Les entreprises (FAI) doivent passer dans le giron de la collectivité. Maintes façon sont possibles qui vont de la délégation de service public comme les EPICs à la nationalisation des entreprises.: 0.6179651021957397 &lt;NEUTRAL&gt;</text:p>
      <text:p text:style-name="Standard">Les fournisseurs de plateformes en ligne hébergeant et collectant des données de leurs clients sont tenus d’informer leurs clients des modalités juridiques, techniques et financières d’accès à leurs données par des interfaces informatiques. L’information concerne l’accès aux données propres du client, transmises par ce dernier et les données relatives à son activité d’utilisation de ces mêmes données. Objectifs : Permettre aux particuliers, entreprises (grandes comme petites) d’avoir connaissance des conditions de réversibilité et d’interopérabilité des services en ligne auxquels ils souscrivent. Imposer une obligation d’information des fournisseurs de services en ligne dans leurs conditions générales de vente ou d’utilisation. Ces informations devront pouvoir être opposables au fournisseur en cas de manquement constaté par le client ou l’utilisateur. Inciter à la création d’un écosystème facilitant l’accès aux données pour catalyser l’innovation et le développement économique. Exemple : Une entreprise doit pouvoir s’informer de la réalité des possibilités et coûts d’exploitation du patrimoine de données qu’elle confie à la plateforme en ligne. Un particulier doit pouvoir savoir en choisissant son service de musique en ligne s’il pourra confier à un service tiers de s’appuyer sur ses goûts musicaux pour … Arguments : Les utilisateurs concentrent leurs données <text:soft-page-break/>sur des plateformes en ligne. Leur exploitation par l’utilisateur est limitée par le choix de la plateforme de donner ou non l’accès à d’autres applications (en fonction de ses propres intérêts). En lien avec les principes de loyauté et la portabilité des données, l’utilisateur doit bénéficier d’une information complète sur ces possibilités d’accès en continu à travers des interfaces informatique que pourraient exploiter en son nom d’autres services auxquels il souscrirait. A défaut de contraindre les fournisseurs à donner accès à l'utilisateur à ses données par des interfaces informatiques, apporter de la transparence avec une obligation d'information sur les possibilités (ou impossibilités) de récupération, favorisera les fournisseurs de services plus vertueux. Ce projet de "loi pour une république numérique" vise à permettre une meilleure maîtrise des données personnelles des citoyens. L'accès à ses données ne doit pas être pris en compte uniquement en cas de rupture de contrat mais durant toute la durée de l'utilisation du service. Inciter l'interopérabilité et la réversibilité des services en ligne permettra de créer un écosystème dans lequel les acteurs français et européens pourront exister face aux géants mondiaux qui sont en train de se créer une situation de monopole de fait.: 0.607555091381073 &lt;NEUTRAL&gt;</text:p>
      <text:p text:style-name="Standard"/>
      <text:p text:style-name="Standard">Initial proposal:</text:p>
      <text:p text:style-name="Standard">Dans un monde de plus en plus numérique, l’acte d’authentification est un geste fondamental. C’est l’acte que nous réalisons pour nous connecter à notre cloud ou à un coffre-fort électronique afin d’accéder à des informations personnelles mais c’est également le geste que nous faisons pour accéder à un site de banque en ligne ou réaliser un paiement. L'acte d'authentification va donc bien au-delà d'un simple choix technologique : il structure nos accès à des services de notre quotidien et de notre vie numérique. Impliquant pour l'utilisateur, il doit permettre d’exprimer le consentement tout en restant suffisamment simple pour pouvoir être utilisé par la vaste majorité d’entre nous. L’acte d’authentification, à l’origine simple point d’entrée, est devenu élément de différenciation pour les fournisseurs de services. Offrir le moyen le plus simple et le plus universel d’authentification c’est « capturer » le client en définissant un guichet privilégié (voire unique) pour la réalisation d’un service. A ce jeu, les acteurs du monde de l'internet (les GAFA : Google, Apple, Facebook, Amazon) imposent leurs règles, leurs technologies, leur conception de la sécurité et leur vision de la protection des données personnelles (d’ailleurs à titre d’illustration, les procédures de contribution sur ce site les utilisent). L’authentification est donc bien une technologie souveraine, car au cœur même de l’accès de chacun au numérique. Il nous semble donc essentiel de favoriser l’émergence de méthodes d’authentification forte : • ouvertes (basées, par exemple, sur des spécifications accessibles à tous les industriels). • s’inscrivant dans un schéma d’évaluation et de certification, basées sur des tests réalisés par des laboratoires indépendants. • compatibles avec les services nécessitant une authentification forte et les différentes initiatives autour de l’identité numérique (France Connect, EidAS…). • offrant une sécurisation forte des données utilisées pour l’authentification. • en conformité avec les recommandations émises par les régulateurs (bancaires, autorité de protection des données personnelles…). Cette proposition a pour but de : • répondre aux besoins croissants de méthodes d’authentification simple, universelle et sécurisée. • favoriser l’émergence de technologies européennes souveraines alors que le paysage des technologies online (terminaux, operating system, outils de recherche…) est majoritairement conçu et exploité hors de l’Europe. • contribuer à la diffusion et renforcer les bonnes pratiques liées à la protection des données personnelles (Privacy by Design, Privacy by Default, Privacy Rules…). • établir la confiance mutuelle entre les fournisseurs de services et les utilisateurs. • accompagner l’apparition d’un écosystème de services à valeur ajoutée en Europe reposant sur une authentification forte d’un utilisateur. Contributition initialement proposée dans le cadre de la consultation organisée par le CNNum. http://contribuez.cnnumerique.fr/users/natural-security. Il est d'ailleurs assez dommage que les seules méthodes d'authentification proposées sur ce site s'appuient sur des standards hors européens.</text:p>
      <text:p text:style-name="Standard">Closest neighbors:</text:p>
      <text:p text:style-name="Standard">Profiter de ce qui se fait avec la déclaration d'impots : identification et signature électronique pour le généraliser pour toutes les tranactions administrative et éventuellement les relations avec les <text:soft-page-break/>entreprises. Il faudrait officialiser les impots comme tiers de confiance. Il est très difficile de vérifier une identité numérique. L'usurpation d'identité permet de créer de fausses identités numériques. Les impots font ce travail de manière approfondie, cela serait dommage de ne pas profiter de ce service. Je me suis toujours demandé pourquoi la signature numérique de la déclaration d'impots n'était pas utilisé par d'autres services de l'administration. La notion de recommandé n'a pas vraiment de sens avec internet, cette partie de la loi devrait plutôt être nommé identité et signature numérique. Une dernière remarque : bien que cela utilise les mêmes types d'algorithmes que la cryptographie, cela n'a rien avoir dans l'utilisation et on peut utiliser des algorithmes très performants. Je peux bien sûr détailler tout cela si vous le trouvez intéressant (pour moi c'est évident que c'est fondamental!): 0.6866132020950317 &lt;NEUTRAL&gt;</text:p>
      <text:p text:style-name="Standard">L'accès au numérique à tous et partout.: 0.673994243144989 &lt;NEUTRAL&gt;</text:p>
      <text:p text:style-name="Standard">Tous les services de l'état offert au citoyens sous forme de service au guichet (carte grise ...) doivent avoir leur équivalent via un parcours digital. La digitialisation du secteur privé est en cours, le secteur publique doit aussi avancé plus vite sur le sujet.: 0.6596163511276245 &lt;NEUTRAL&gt;</text:p>
      <text:p text:style-name="Standard">Les banques devront garantir aux clients un égal accès à leurs comptes via leurs systèmes d'e-banking. Pour assurer la protection des comptes, les banques mettent en place des systèmes de plus en plus sophistiqués. Certains de ces systèmes nécessitant le téléchargement d'une application spécifique ou nécessitant de flasher un QR Code implique pour le client la possession d'un smartphone. De tels systèmes créent donc une inégalité d'accès aux services bancaires entre les clients d'un même établissement bancaire.: 0.6581368446350098 &lt;CONTRADICTORY&gt;</text:p>
      <text:p text:style-name="Standard">N'étant ni notaire ni avocat, je ne sais pas combien d'articles sont touchés pour rendre le problème de conversion une réalité. Le problème du paiement en ligne n'est pas le paiement en lui même mais le travail de conversion de la valeur physique (lingot d'or, action coté en bourse, espèce, chèque) dans la valeur numérique (sms, carte de paiement, coupon numérique, technologie de la chaine de block (blockchain bitcoin)). Il doit être autorisé dans la législation l’accès à la conversion sans que cela ce fasse de manière onéreuse. C’est de transformer d’une valeur physique palpable à une valeur numérique le vrai mur d’accès aux populations les plus défavorisés (interdit bancaires, illégaux, sans domicile fixe, sans parents, etc …) et qui perdent le plus dans ces échanges.: 0.6452522277832031 &lt;NEUTRAL&gt;</text:p>
      <text:p text:style-name="Standard"/>
      <text:p text:style-name="Standard">Initial proposal:</text:p>
      <text:p text:style-name="Standard">Incontestablement, notre démocratie traverse une crise profonde, éloignant chaque jour davantage les citoyens de leurs représentants. La distance entre ces derniers ne cesse de se creuser, entretenue par une pression médiatique de tous les instants. Le diagnostic du Premier ministre va dans ce sens « Ils (nos compatriotes) ne nous entendent plus. La parole publique est devenue pour eux une langue morte. ». Pour tenter de surmonter cette situation dégradée, lutter contre le délitement du lien civique et du sentiment d’appartenance républicaine, deux récents rapports ont été récemment publiés*. Le traitement de choc proposé ne semble pas en mesure d’être rapidement appliqué, nécessitant d’importants travaux parlementaires préalables et une réforme constitutionnelle dont l’adoption est loin d’être acquise. Dans ce contexte, le projet de loi Lemaire doit être l’occasion de relancer l’engagement citoyen, la refondation démocratique devant partir avant tout de l’échelon local. C’est ainsi que je considère que l’obligation faite aux seules communes de plus de 3.500 habitants de mettre leurs données à la disposition des citoyens est notoirement insuffisante pour reconstruire le lien social, encourager les pratiques collectives et rétablir la confiance dans le politique. Je suggère en conséquence que la même obligation s’applique à toutes les communes ayant accès au numérique, l’accès effectivement facilité aux données publiques constituant la première et l’incontournable étape de la longue marche vers une citoyenneté active. Pour y parvenir, le renforcement et l’extension des missions de la CADA sont essentielles comme le préconise le Rapport du Sénat 2014 « <text:s/>Refonder le droit de l’information publique à l’heure du numérique : un enjeu citoyen une opportunité stratégique ». Pour mettre fin à la communication d’informations incomplètes, parfois limitées à l’évènementiel, opaques et tardives. Régine SAINT-CRIQ. <text:soft-page-break/>Présidente d’honneur. Fondatrice de l’Association PARITE. Ancienne Conseillère régionale et Maire</text:p>
      <text:p text:style-name="Standard">Closest neighbors:</text:p>
      <text:p text:style-name="Standard">Inscrire dans le marbre le fait qu'une élection, ou consultation du peuple, doit se faire de la manière traditionnelle, avec des bulletins de papier, un dépouillement sous surveillance etc. le vote "numérique" ouvre la voie à de trop grands danger! Transparence impossible, risque 0 de piratage invenvisageable, etc: 0.5969209671020508 &lt;NEUTRAL&gt;</text:p>
      <text:p text:style-name="Standard">réellement prendre en compte et respecter cette consultation des citoyens dans le processus législatif. Pour ne pas qu'une fois de plus, on nous prenne pour des pigeons. Pour ne pas qu'une fois de plus, on remercie l'Etat de nous donner un moyen d'exprimer notre opinion, puis qu'une fois cela fait, il bafoue la consultation en ne prenant rien en compte et en la piétinant du pied en décidant unilatéralement le contraire.: 0.5832058191299438 &lt;NEUTRAL&gt;</text:p>
      <text:p text:style-name="Standard">Permettre une réelle démocratie participative en la légiférant. Aller voter ? <text:s/>Impliquez-les ! Obligation pour les maires de transparence. La démocratie particpative n'attend plus le citoyen à son conseil municipal mais informe via internet et permet via de enquêtes publics la démocratie participatives.: 0.5634024739265442 &lt;NEUTRAL&gt;</text:p>
      <text:p text:style-name="Standard">A l'article L. 45-1 du Code électoral, il est ajouté un dernier alinéa ainsi rédigé: "3° Pendant une durée maximale d'un an, les personnes titulaires d'un mandat électoral qui n'ont pas procédé au déploiement du très haut débit dans leur circonscription au 1er janvier 2017". Le Président de la République avait fait du déploiement du très haut débit une promesse de campagne. Mais il est regrettable de constater aujourd'hui que nous sommes encore loin d'une France très haut débit. Au regard, des écarts se creusent entre les régions renforçant la désertification de nos villes et villages. Avec une économie qui devient de plus en plus numérique, il est inévitable qu'une commune non connectée au très haut débit perdra rapidement ses entreprises, ses forces vives et finalement ses habitants. Il convient donc de responsabiliser les élus locaux, au regard de l'enjeu primordial que représente la couverture en THD de la France et de la promesse faite par le candidat Hollande. En conséquence, l'élu local qui n'aura pas couvert sa commune en THD à la date du 1er janvier 2017 devra être déclaré inéligible pendant une durée de un an.: 0.5446793437004089 &lt;NEUTRAL&gt;</text:p>
      <text:p text:style-name="Standard">Il y a un an, j'avais écrit sur le sujet un papier qui, pour les ruraux, me paraît toujours d'actualité si l'on veut donner corps à ce beau concept d'INCLUSION NUMERIQUE ! https://websdugevaudan.wordpress.com/2014/09/14/l-hyper-ruralite-dans-la-future-loi-numerique/. Si l'on souhaite que tous les citoyens soient égaux dans la république numérique de demain il faut qu'ils disposent, quelle que soit leur "place physique" sur le territoire, de la mème "place numérique" c'est à dire des mèmes réseaux d'accès (fixe et mobile ): 0.521662712097168 &lt;NEUTRAL&gt;</text:p>
      <text:p text:style-name="Standard"/>
      <text:p text:style-name="Standard">Initial proposal:</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text:p>
      <text:p text:style-name="Standard">Closest neighbors:</text:p>
      <text:p text:style-name="Standard">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 0.762323260307312 &lt;NEUTRAL&gt;</text:p>
      <text:p text:style-name="Standard"><text:soft-page-break/>Après le vingt-et-unième alinéa de l'article L. 122-5 du code de la propriété intellectuelle, il est inséré un alinéa ainsi rédigé : « 10° La reproduction ou la représentation, intégrale ou partielle, d'une œuvre d'art graphique, plastique ou architecturale situées de manière permanente dans un lieu public. ». Objectif : introduire dans le droit français la "liberté de panorama", qui est une exception au droit d'auteur autorisant la prise de vues d'une œuvre d'art située dans l'espace public, et la libre utilisation de ces prises de vues. Explication : l'absence d'une telle liberté constitue notamment un obstacle à l'enrichissement visuel de Wikipédia en France, puisque le droit d'auteur sans cette excpetion interdit la publication de photos d'une œuvre protégée, comme un monument. Exemple : de manière tout à fait concrète, l'absence de ce droit a conduit au retrait de Wikimedia d'une photo de l'ossuaire de Douamont, à Verdun : http://blog.wikimedia.fr/lossuaire-de-douaumont-laureat-de-wiki-loves-monuments-retire-de-wikimedia-commons-6374: 0.7367783784866333 &lt;CONTRADICTORY&gt;</text:p>
      <text:p text:style-name="Standard">Afin de respecter l'équilibre entre le droit d'auteur, le droit du public et la nécessaire conservation du patrimoine culturel commun : le législateur rappelle que les contenus numériques, en tant que création, sont soumis au régime du domaine public lorsque les droits ont expirés après la durée en vigueur. La loi protège : Les individus et organisations qui mettent en œuvre des moyens techniques permettant de sauvegarder le patrimoine numérique en vue de sa rediffusion lorsque le régime du domaine public s'appliquera (initiative telles que archive.org ou ). Les individus et organisations qui réalise et diffuse des moyens techniques permettant de faire revivre les œuvres numériques du passé. Ainsi, nul ne pourra être inquité pour avoir réalisé ou diffusé des logiciels ou matériels (« émulateurs » ou « clone ») permettant d'exploiter des contenus numériques dûment acquis. Un statut du jeu vidéo dont l'exploitation commerciale est abandonnée où dont les caractéristiques techniques exigent des composant matériels ou logiciels qu'on ne peut plus se procurer est reconnu. Les individus et organisations diffusant ces jeux vidéos à titre gracieux ne peuvent être inquiétés. Le statut de « livre indisponible » déjà prévu par la loi est étendu aux jeux vidéos. Les jeux vidéos commercialisés en France, y compris par voie électronique, font l'objet d'un dépôt légal, au même titre que les livres afin que des exemplaires originaux puissent être conservés et diffusés à nouveau dès que le statut d'indisponibilité est reconnu. Les contenus numériques doivent être considérés comme des biens culturels. À ce titre, il faut rappeller que l'exclusivité de l'exploitation qui est accordée aux auteurs où aux ayant-droits n'est que temporaire dans la vie du contenu qui deviendra un bien commun, dès lors qu'il s'élevera dans le domaine public. Or, la loi ne prévoit pas, à ce jour, de moyen concret et technique d'assurer que la diffusion des biens culturels numériques soit bien possible lorsque ceux-ci auront atteint leur date d'arrivée dans le domaine publique. En particulier, le jeu vidéo est concerné par ce problème. Je pourrais faire lire à mes enfants, mes petit-enfants, mes arrières petits-enfants, les livres que mes parents ou mes grand-parents ont achetés et ont transmis. Nos vies seraient bien tristes si nous n'avions pas accès aujourd'hui aux trésors dont recèle le domaine public (de la philosophie antique aux grands auteurs du roman français...). Or aujourd'hui, je ne peux pas montrer, transmettre, les jeux vidéos de mon enfance à mes enfants. J'ai encore les CD-ROM de Total Annihilation, Baldur's Gate, Worms, Little Big Adventure... Autant d'œuvre majeure qui sont devenues des références culturelles pour ceux de ma génération et qui ne peuvent plus que prendre la poussière car ils ne fonctionnent plus sur les systèmes d'exploitations actuels (pourtant, ils sont bien payés...). C'est tout un patrimoine dont nos enfants sont privés, dès maintenant. Cet article propose d'accorder aux acteurs qui le souhaitent les moyens techniques et la protection juridique nécessaire afin de parer à ces pertes. L'article vise à protéger et encourager des initiatives telles que archive.org. On reconnait et protège l'idée du « abandonware ». On protège également les initiatives telles que CorsixTH qui vise à recréer le jeu « par copie » pour pouvoir y jouer à nouveau alors que ce n'est plus possible en l'état vu l'âge du jeu.: 0.7256202101707458 &lt;NEUTRAL&gt;</text:p>
      <text:p text:style-name="Standard">Concernant l'article 8 de cette section, il est prévu d’introduire une définition positive du «domaine commun informationnel » comprenant notamment les œuvres tombées dans le domaine public. La rédaction ne prend pas en compte la réalité des droits en cause, dans le domaine Littéraire et Artistique dont je dépends. Par ailleurs, dans ce même cadre, je trouve extrêmement dangereux <text:soft-page-break/>d'inscrire formellement dans la loi les dispositifs de renonciation par des créateurs à leur droit de propriété intellectuelle. C'est ne pas tenir compte des pressions énormes que le Créateur, personne physique facilement corvéable, subit dans un environnement de groupes, de plateformes, d'industries extrêmement puissantes. Cela ouvrirait la porte à des pratiques dévastatrices dans notre domaine. D'autant que des dispositifs volontaires et optionnels, du type des Creative Commons, existent déjà (que la Sacem inclut d'ailleurs depuis un certain temps dans ses dispositions en matière de dépôt d’œuvre). Il est d'ailleurs intéressant de constater statistiquement que leur <text:s/>caractère irréversible explique le très faible nombre d’œuvres déposées sous ce régime par des sociétaires. D'une manière générale, je me réjouis qu'une Loi spécifique au numérique puisse préciser, affirmer, induire et encadrer positivement des comportement nouveaux dans les capacitès du numérique. Je déplore cependant que notre domaine du Littéraire et Artistique, certainement perfectible sur quelques points, devienne <text:s/>par amalgame l'otage du retard des institutions en matière de comportements dans <text:s/>les domaines scientifiques et industriels, et induise par amalgame des deux des régression significatives dans un domaine <text:s/>qui marche parfaitement bien dans son ensemble. L'innovation, qui est au centre de vos préoccupations et je m'en réjouis, aurait été d'induire de vos travaux, parallèlement au Code de la Propriété Littéraire et Artistique existant, <text:s/>un code distinct concernant la Propriété Scientifique et industrielle et la Communication, répondant aux besoins réels et soécifiques de ce secteur.: 0.7194293737411499 &lt;NEUTRAL&gt;</text:p>
      <text:p text:style-name="Standard">1° Tout individu a la liberté de dupliquer, modifier et partager des données dans l’environnement numérique. 2° Aucun droit d'auteur ou de propriété intellectuelle ne peut entraver ces libertés. 3° Une œuvre peut être publiée sous une licence de "paternité" ; son partage doit alors faire mention de son auteur. 4° Toute entrave matérielle à la circulation des savoirs numériques est interdite. 5° La création d'œuvres et l'innovation sont encouragés par les pouvoirs publics par des financements en début de processus intellectuel et des rétributions après publication. 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 Un terrain économique audacieux doit émerger dans les domaines de la création et de l'innovation, assurant une transition équitable des rémunérations, et garantissant l'égalité des entrepreneurs et des créateurs.: 0.7148792743682861 &lt;CONTRADICTORY&gt;</text:p>
      <text:p text:style-name="Standard"/>
      <text:p text:style-name="Standard">Initial proposal:</text:p>
      <text:p text:style-name="Standard">Le fait de désanonymiser des données qui ont fait l'objet d'une anonymisation avant leur diffusion ou publication est passible de XXXX. Un frein à l'opendata est la nécessaire anonymisation de certaines données. Il est difficile de garantir que des données anonymisées ne puissent être désanonymisées si l'on multiplie les sources de données. Plutôt que de faire peser uniquement la charge sur l'anonymisation, cet article permet de ré-équilibrer. On est actuellement en partie dans une situation où le responsable d'un cambriolage serait le propriétaire qui n'a pas mis les bonnes serrures et protections. Il faut qu'on pénalise avant tout le cambrioleur (désanonymiseur) qui passe outre les mesures mises en place (anonymisation).</text:p>
      <text:p text:style-name="Standard">Closest neighbors:</text:p>
      <text:p text:style-name="Standard">Instaurer une obligation pour les responsables de traitement d’un reporting annuel individualisé. Le premier impératif concernant la protection des données à caractère personnel est de permettre aux personnes de s’informer correctement sur les données récoltées et les usages qui en sont faits. Il est impossible pour l’utilisateur d’avoir une vue d’ensemble des collectes et des utilisations effectuées de ses données par un opérateur (et par les partenaires de son « silo »), ainsi que de l’évolution de ces dernières dans le temps. C’est pourquoi les opérateurs devraient avoir pour obligation annuelle de produire et de communiquer à l’utilisateur une synthèse des données qu’ils détiennent le concernant — leur type, leur quantité, les traitements dont elles font l’objet, leurs finalités, leurs durées d’exploitation/conservation —, en relation le cas échéant avec les partenaires de son « silo » ou « écosystème » (c’est-à-dire des transferts de données entre les différents services d’un même <text:soft-page-break/>opérateur ou écosystèmes (tels ceux de Google, Apple, Microsoft, etc.), ou encore à l’extérieur de cet écosystème (sous-traitants à qui elles sont communiquées, lieux de traitement, etc.).: 0.6621458530426025 &lt;NEUTRAL&gt;</text:p>
      <text:p text:style-name="Standard">Profiter de ce qui se fait avec la déclaration d'impots : identification et signature électronique pour le généraliser pour toutes les tranactions administrative et éventuellement les relations avec les entreprises. Il faudrait officialiser les impots comme tiers de confiance. Il est très difficile de vérifier une identité numérique. L'usurpation d'identité permet de créer de fausses identités numériques. Les impots font ce travail de manière approfondie, cela serait dommage de ne pas profiter de ce service. Je me suis toujours demandé pourquoi la signature numérique de la déclaration d'impots n'était pas utilisé par d'autres services de l'administration. La notion de recommandé n'a pas vraiment de sens avec internet, cette partie de la loi devrait plutôt être nommé identité et signature numérique. Une dernière remarque : bien que cela utilise les mêmes types d'algorithmes que la cryptographie, cela n'a rien avoir dans l'utilisation et on peut utiliser des algorithmes très performants. Je peux bien sûr détailler tout cela si vous le trouvez intéressant (pour moi c'est évident que c'est fondamental!): 0.6509873867034912 &lt;NEUTRAL&gt;</text:p>
      <text:p text:style-name="Standard">Je propose de supprimer l'article 22. L’analyse automatique et « anonyme » des données contenues dans les emails est au cœur du modèle économique de certaines entreprises du net. Elles fournissent un service gratuit et performant de communication en ligne, en contrepartie elles se rémunèrent en faisant filtrer les données par des algorithmes. Les entreprises du numérique se servent de l’analyse automatique des correspondances pour adapter leurs offres à leurs clients : cette pratique bénéficie donc directement aux utilisateurs, qui profitent de propositions mieux ciblées à leur égard. Une législation au niveau national n’a pas de sens : si la France adopte des mesures de garantie de la confidentialité des correspondances, tous les opérateurs nationaux et internationaux devraient adopter les mêmes standards – sauf à se retrouver isolée, ce qui rendrait la législation inoérante. Des solutions « volontaires » prises par accord entre les différents opérateurs seraient peut-être plus judicieuses.: 0.6501305103302002 &lt;NEUTRAL&gt;</text:p>
      <text:p text:style-name="Standard">Afin de permettre l'exploitation des données massives ("Big Data") dans le respect des données personnelles, les organismes publics ou para-publics mettent en oeuvre une politique de traçabilité respectant l'anonymat des utilisateurs. Comment concilier la possibilité de suivre des trajectoires de personnes dans le temps et dans l'espace, tout en préservant leur anonymat (exemple: optimiser les flux de circulation dans les villes sans savoir nommément qui sont les conducteurs) ? La réponse existe depuis longtemps dans les bases de données de Santé Publique: les malades hospitalisés sont repérés par l'empreinte hashée d'un invariant (N° NIR + date de naissance + sexe). Si la méthode de hashing est connue et constante, l'empreinte l'est aussi, et on peut ainsi suivre les patients sur des années en respectant leur anonymat. Et le coût en ressources est quasi-nul. La méthode est parfaitement généralisable: il suffit de trouver un invariant pour la trajectoire qu'on veut suivre (N° de châssis pour une voiture, par exemple). N'hésitez pas à me contacter si vous le souhaitez.: 0.6498910188674927 &lt;CONTRADICTORY&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text:tab/>Le taux d'exploitation des données privées à des fins commerciales ou de recherche (vente, statistiques, ...). La gestion et le contrôle des données privées (sécurisation des données, maîtrise des accès pour la sous-traitance, ...). La compréhension que l'utilisateur perçoit de 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text:soft-page-break/>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445446014404297 &lt;NEUTRAL&gt;</text:p>
      <text:p text:style-name="Standard"/>
      <text:p text:style-name="Standard">Initial proposal:</text:p>
      <text:p text:style-name="Standard">la CNIL devait être dotée de la capacité d’infliger jusqu’à 3 millions d’euros d’amende voir 5 % du chiffre d’affaires annuel mondial, pour le cas des entreprises peu regardantes avec les données personnelles. Vérification faite, le passage a été tout simplement évincé de la version d'avant projet mise en ligne samedi.</text:p>
      <text:p text:style-name="Standard">Closest neighbors:</text:p>
      <text:p text:style-name="Standard">Renforcement des sanctions financières de la CNIL par la modification de l’article 47 de la loi n° 78-17 du 6 janvier 1978 2e alinéa. [Le montant de la sanction pécuniaire prévue au I de l’article 45 est proportionné à la gravité des manquements commis et aux avantages tirés de ce manquement.] «Lors du premier manquement, il ne peut excéder 300 000 €. En cas de manquement réitéré dans les cinq années à compter de la date à laquelle la sanction pécuniaire précédemment prononcée est devenue définitive, il ne peut excéder 3 millions d’euros ou, pour les entreprises, 5 % de leur chiffre d’affaires annuel mondial. Il est actuellement plus facile pour une entreprise violant cette loi de s’acquitter du montant de la sanction pécuniaire plutôt que de mettre en œuvre les corrections demandées, notamment lorsqu’il s’agit d’une entreprise multinationale. Il convient de rendre cette sanction plus contraignante.: 0.6954010725021362 &lt;ENTAILED&gt;</text:p>
      <text:p text:style-name="Standard">Modification de l'article 47 modifié par la loi n° 2011-334 du 29-03/2011 art.8. Le montant de la sanction pécuniaire prévue au I de l’article 45 est proportionné à la gravité des manquements commis et aux avantages tirés de ce manquement. Lors du premier manquement, il ne peut excéder 3 000 000€. En cas de manquement réitéré dans les cinq années à compter de la date à laquelle la sanction pécuniaire précédemment prononcée est devenue définitive, il ne peut excéder 3 000 000 € ou, s’agissant d’une entreprise, 5 % du chiffre d’affaires hors taxes du dernier exercice clos. Lorsque la formation restreinte a prononcé une sanction pécuniaire devenue définitive avant que le juge pénal ait statué définitivement sur les mêmes faits ou des faits connexes, celui-ci peut ordonner que la sanction pécuniaire s’impute sur l’amende qu’il prononce. Les sanctions pécuniaires sont recouvrées comme les créances de l’État étrangères à l’impôt et au domaine. Renforcement des pouvoirs de sanction de la CNIL afin que les manquements à la loi Informatique et Libertés soient enfin dissuasifs. http://www.cnil.fr/linstitution/actualite/article/article/la-formation-restreinte-de-la-cnil-prononce-une-sanction-pecuniaire-de-150000-EUR-a-lencontre/: 0.6753147840499878 &lt;ENTAILED&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 Le taux d'exploitation des données privées à des fins commerciales ou de recherche (vente, statistiques, ...) La gestion et le contrôle des données privées (sécurisation des données, maîtrise des accès pour la sous-traitance, ...). La compréhension que l'utilisateur perçoit de <text:soft-page-break/>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37224018573761 &lt;NEUTRAL&gt;</text:p>
      <text:p text:style-name="Standard">La CNIL est aujourd'hui reconnue comme un acteur indispensable dans la protection des libertés et données personnelles. Inria s’interroge toutefois sur l’opportunité de confier la réflexion éthique sur l’ensemble des impacts du numérique à une instance dont l’objectif est plutôt la régulation, et considère que la mise en place d’une instance similaire au CCNE pour les sciences de la vie et de la santé est une voie qui devrait être étudiée. Dans ce cadre, nous nous associons tout à fait aux propositions faites par Max Dauchet, président de la CERNA (Commission de réflexion sur l’Ethique de la Recherche en sciences et technologies du Numérique de l'alliance Allistene): 0.6082590222358704 &lt;NEUTRAL&gt;</text:p>
      <text:p text:style-name="Standard">Créer une obligation de désigner un CIL: - pour les autorités publiques. - pour les organismes, entreprises traitant des données sensibles (santé, données sur des mineurs par ex). - pour les entreprises dont l'objet social est le traitement de données <text:s/>(en fonction du code APE). - lorsque les traitements de données personnelles concernent un nombre important de personnes (exemple plus de 10 000). Le CIL a pour mission de veiller à l'application de loi informatique et libertés et est le meilleur vecteur de conformité. Rendre sa désignation obligatoire obligerait une grande partie des responsables de traitement à prendre en compte ce sujet.: 0.6082327961921692 &lt;NEUTRAL&gt;</text:p>
      <text:p text:style-name="Standard"/>
      <text:p text:style-name="Standard">Initial proposal:</text:p>
      <text:p text:style-name="Standard">Article supplémentaire. La composition précise et l'origine géographique des composants des outils du numérique ainsi que la consommation d'énergie de ceux-ci seront l'objet d'une information complète des consommateurs et utilisateurs. Les modalités de cette information seront définies par décret. Les matières premières nécessaires à la confection des outils du numérique et la consommation d'énergie générée par leur usage génèrent un impact sociétal et une empreinte carbone qu'il est indispensable de mieux mesurer avant une extension encore plus massive de ces outils et un épuisement des ressources. L'usage massif de terres rares ou de métaux rares comme le lithium, génèrent l'installation de nouvelles filières d'approvisionnement souvent en zones de guerre ou de régions ou de zones où la législation du travail ou en matière de protection de l'environnement sont purement et simplement ignorées ou dévoyées. La lutte contre le marché gris de ces ressources doit être une priorité de la société numérique en construction et il est essentiel d'initier cette lutte par une information complète des citoyens.</text:p>
      <text:p text:style-name="Standard"><text:soft-page-break/>Closest neighbors:</text:p>
      <text:p text:style-name="Standard">"les opérateurs et les fabricants de fourniture nécessaires à la mise en place de services numériques s'engagent dans une démarche de développement durable. Ils sont tenus notamment de réduire les niveaux de consommation énergétique de leurs équipements (data centers, boxs, etc) et sont chargés de développer une filière de recyclage des composants utilisés. Les informations concernant le niveau de consommation énergétique concernant leurs appareils doivent être clairement indiqués sous forme d'une échelle de performance énergétique". En période de transition énergétique, le secteur du numérique pèse de plus en plus dans les consommations d'énergies et de certaines ressources rares. Il doit être associé au démarche de réduction des consommations d'énergie et de recyclage.: 0.68962162733078 &lt;ENTAILED&gt;</text:p>
      <text:p text:style-name="Standard">Ce carnet numérique de santé a été créé dans la loi de Transition Energétique pour une croissance verte. Ce qui est une très bonne chose. Il manque maintenant l’outil qui permettra de faire exister réellement ce carnet numérique au niveau national. Le service public de la donnée semble être l’outil adapté. Le carnet numérique doit être un instrument qui permettra de pouvoir suivre les différentes phases dans la vie de l’ouvrage et dont la première pierre doit être un audit du bâtiment. L’exemple allemand avec une phase d’audit en amont, une phase de suivi des travaux et une phase de bilan en aval, est assurément un bon exemple dont nous pouvons nous inspirer dans le cadre du déploiement du carnet numérique dans tous les bâtiments et logements. Le carnet numérique représentera ainsi une véritable opportunité d'innovation dans les pratiques et modes de collaboration entre métiers de l'acte de construire tout en s'adaptant au rôle traditionnel de chaque acteur.: 0.685535728931427 &lt;NEUTRAL&gt;</text:p>
      <text:p text:style-name="Standard">Contenu détaillé à élaborer, intégrant notamment : l'obligation, pour toute administration / collectivité locale-territoriale : de mettre au point une stratégie d'ouverture numérique, intégrant les conditions d'ouverture de données, informations ou services, au regard des objectifs ciblés par le territoire, et pouvant intégrer des modalités financières en fonction des finalités de la réutilisation desdits objets numériques (données, informations, services). de mettre en oeuvre des moyens et infrastructures mutualisées, à une échelle à déterminer selon les finalités et les contenus, pour répondre aux objectifs de service public d'aujourd'hui et de demain. de développer la contribution / collaboration citoyenne pour alimenter ces démarches / infrastructures, et donc d'y consacrer une part de sa stratégie. ainsi que l'obligation, pour tout acteur privé opérant sur ledit territoire, de se conformer à cette stratégie lorsqu'il construit un partenariat ou un service avec/ en relation avec un acteur public du territoire. Faire du numérique un levier du développement durable d'un écosystème local regroupant acteurs publics, acteurs privés, citoyens et leurs représentants. Repositionner la personne publique, coordonnée à l'échelle territoriale, dans cet écosystème (y compris avec un modèle économique nouveau). Pérenniser les principes de la décentralisation, en redonnant du pouvoir et de la stratégie aux territoires, tout en l'encadrant d'une volonté, voire d'une régulation à l'échelle nationale.: 0.6693408489227295 &lt;NEUTRAL&gt;</text:p>
      <text:p text:style-name="Standard">L'objectif est de faciliter l'accès, notamment en le rendant gratuit et simple, aux données permettant aux citoyens de se responsabiliser lors de leurs actes d'achats ou de consommation courante. Elles concernent à la fois le matériel et l'immatériel. Sans être exhaustif, sont concernés par ces données : - la composition des produits (alimentaires, cosmétiques, pharmaceutiques) et de leurs emballages. - le lieu de provenance, de conception, de fabrication, de transformation et de stockage des produits et de leurs emballages. - le lieu de conception et de production des services. - les entreprises concernées dans ces processus (en incluant leurs statuts, chiffres, publications, liens capitalistiques). - les audiences (télévisuelles, audiovisuelles, cinématographiques), indices de popularité et classements (entreprises, marques, produits). L'objectif est d'universaliser l'accès aux données permettant au consommateur d'être acteur de sa consommation. En sachant qui, comment et dans quelles conditions sont élaborés les produits et services auxquels il a accès, le consommateur peut ainsi faire son choix en toute connaissance.: 0.6612496972084045 &lt;NEUTRAL&gt;</text:p>
      <text:p text:style-name="Standard">Les prestataires de service numérique informent le consommateur, au moment de la souscription d'un service et tout au long de son utilisation, de la localisation géographique de ses données à caractère personnel hébergées, échangées et traitées dans le cadre de la fourniture de ce service. <text:soft-page-break/>Objectif : permettre aux consommateurs d'être informés par les prestataires de services numériques de la localisation de leurs données à caractère personnel, dans le cadre de leur hébergement ou de leur traitement. Explication : les réglementations nationales en matière de protection des données à caractère personnel ne sont pas aussi strictes et protectrices dans de nombreux pays dans le monde qu'au sein de l'Union euroépenne. Cette disposition devrait permettre d'éclairer le choix des consommateurs en faveur d'un service plutôt qu'un autre, si ceux-ci sont désireux de contrôler les conditions de protection de leurs données personnelles. Exemple : un consommateur de service de Cloud (SaaS) tel qu'un service de mail en ligne ou d'une application bureautique sera en mesure de savoir si ses données sont hébergées au sein d'Etat membre de l'UE et protégées par la réglementation européenne en vigueur ou sont hébergées dans un autre Etat dont la réglementation en matière de protection des données personnelles peut être moins-disante.: 0.6580436825752258 &lt;NEUTRAL&gt;</text:p>
      <text:p text:style-name="Standard"/>
      <text:p text:style-name="Standard">Initial proposal:</text:p>
      <text:p text:style-name="Standard">Affirmer qu'il est possible de servir ensemble les droits des auteurs et autres contributeurs à la création, le financement des activités créatives, le partage et la diversité de la culture. Cette prise en compte des droits différenciés appelle un effort d'actualisation urgent. Dans ce contexte, le collectif Enjeux e-médias demandent le renforcement <text:s/>de l’exception pédagogique pour toutes activités éducatives et de recherche, y compris pour les images et l’élargissement à toutes les structures correspondantes et les publics concernés (personnels éducatifs, étudiants, chercheurs, stagiaires en formation, etc.).</text:p>
      <text:p text:style-name="Standard">Closest neighbors:</text:p>
      <text:p text:style-name="Standard">Cela démontre que la mobilisation des artistes est essentielle pour l’avenir du droit d’auteur. Mais cette menace revient à l’occasion de la consultation publique sur le projet de loi <text:s/>« Pour Une République Numérique » puisque des contributions veulent imposer l’exception de panorama dans le droit français. Si cette exception devait voir le jour, tout un chacun pourrait utiliser les œuvres situées dans l’espace public, y compris dans un but commercial (affiches, cartes postales, produits dérivés, publicité...) sans l’accord de l’artiste et sans payer de droits d’auteur.: 0.762323260307312 &lt;CONTRADICTORY&gt;</text:p>
      <text:p text:style-name="Standard">Donner aux internautes le droit de « décider des usages qui sont faits » de leurs données (consentement de l’usager), et aller dans le sens des « self data », en soutenant toute avancée technologique et logicielle <text:s/>qui soutiendra cette orientation. 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 0.7122774124145508 &lt;NEUTRAL&gt;</text:p>
      <text:p text:style-name="Standard">Elargir ce libre accès aux travaux de recherches des entreprises détenues majoritairement par la Puissance Publique. De nombreuses entreprises dont l’Etat est l’actionnaire majoritaire disposent de centres de R&amp;D très performants. Le partage des publications, sous un format à déterminer, permettrait le développement d’autres entreprises qui pourraient capitaliser sur ces travaux pour développer leur valeur ajoutée.: 0.7122482061386108 &lt;NEUTRAL&gt;</text:p>
      <text:p text:style-name="Standard">Créer, enrichir ou corriger un article Wikipedia, cartographier son quartier sur Open Street Map, publier des photos de monuments sous une licence libre... Faire découvrir ce qui est possible, apprendre à se servir de ces plateformes. Expliquer l'enjeu que cela représente, à qui cela peut être utile, comment cela peut être réutilisé, etc. Expliquer les grandes lignes des licences libres. L'objectif est donc de sensibiliser 100% de la population par leur passage par l'école.: 0.6970930099487305 &lt;NEUTRAL&gt;</text:p>
      <text:p text:style-name="Standard">Créer, développer et faciliter la publication par les enseignants et les établissements scolaires des cours et des devoirs en ligne, pour permettre leur accès même en cas d'absence, ou pour une consultation ultérieure.: 0.6965309977531433 &lt;CONTRADICTORY&gt;</text:p>
      <text:p text:style-name="Standard"/>
      <text:p text:style-name="Standard">Initial proposal:</text:p>
      <text:p text:style-name="Standard"><text:soft-page-break/>La partie la plus vivante des communs est aujourd'hui constituée par des ressources mises volontairement en partage par leurs créateurs : logiciels libres ou Open Source, œuvres placées sous licence Creative Commons, objets en Open Design ou en Open Hardware, etc. Ces communs volontaires ou consentis méritent une existence législative et une protection par la loi contre les tentatives de réappropriation abusive. Il est aussi nécessaire d’empêcher <text:s/>que la numérisation des ressources culturelles puisse entraîner l’attribution de licences d’exclusivité. Ces accords ont pour conséquences de limiter l’accès du public à des œuvres qui se trouvent pourtant dans le domaine public, au profit d’intérêts commerciaux. Des titulaires de droits doivent pouvoir choisir d'autoriser des usages communs sur leurs créations, notamment par le biais de licences libres ou de libre diffusion.</text:p>
      <text:p text:style-name="Standard">Closest neighbors:</text:p>
      <text:p text:style-name="Standard">Diffusion sous licence libre des œuvres numériques dont la création a été permise en partie ou en totalité par un financement public (subvention, fond propre/budget, réduction d'impôt, déduction fiscale etc.).: 0.7588045001029968 &lt;NEUTRAL&gt;</text:p>
      <text:p text:style-name="Standard">1° Tout individu a la liberté de dupliquer, modifier et partager des données dans l’environnement numérique. 2° Aucun droit d'auteur ou de propriété intellectuelle ne peut entraver ces libertés. 3° Une œuvre peut être publiée sous une licence de "paternité" ; son partage doit alors faire mention de son auteur. 4° Toute entrave matérielle à la circulation des savoirs numériques est interdite. 5° La création d'œuvres et l'innovation sont encouragés par les pouvoirs publics par des financements en début de processus intellectuel et des rétributions après publication. La libre utilisation et la libre circulation des savoirs numériques doivent être garantis comme des droits universels dans la République Numérique. En effet, l’information numérique est un bien non-rival dont la reproduction à coût marginal ne nuit pas à autrui. L'ensemble des connaissances publiées sous format numérique constitue un bien commun non appropriable. Un terrain économique audacieux doit émerger dans les domaines de la création et de l'innovation, assurant une transition équitable des rémunérations, et garantissant l'égalité des entrepreneurs et des créateurs.: 0.7431111931800842 &lt;NEUTRAL&gt;</text:p>
      <text:p text:style-name="Standard">L'État finance explicitement le développement sous licence Libre des logiciels permettant l'accès aux données sous formats ouverts. Tout logiciel dont le développement est payé par l'État doit l'être sous une licence Libre. Tout logiciel payé par l'argent des citoyens doit revenir aux citoyens. Les logiciels de bureautique utilisant de véritables formats ouverts normalisés ISO doivent être financés par l'État pour être disponibles pour tous les citoyens. Cela rétablit une égalité d'accès aux logiciels et aux données.: 0.7004028558731079 &lt;NEUTRAL&gt;</text:p>
      <text:p text:style-name="Standard">Toute donnees puliees doivent utiliser des platformes OpenSource. Le partage des donnees sur plateformes numeriques doit se faire sur des plateformes ouvertes permettant un libre echange non couteux aux exploitants de ces donnees.: 0.6931906342506409 &lt;NEUTRAL&gt;</text:p>
      <text:p text:style-name="Standard">Chaque entité de la fonction publique, d'Etat ou Territoriale, doit participer au cycle de vie des applications en license libre, dont le code est ouvert, y compris dans la participation au co-financement, tout au long des étapes du cycle. Chaque entité de la fonction publique d'Etat ou Territoriale, doit principalement utiliser ces applications, plutôt que des logiciels tiers, provenant du secteur marchand, en source non ouverte, utilisés, pratiquement à l'identique en usage quotidien, dans la majorité des cas. Sauf innovation technologique majeure, prouvée par expertise et audit d'accréditation de très haut niveau, mondialement reconnus, totalement indépendants, comprenant également des utilisateurs avertis, ces applications numériques, feront l'objet d'une mise en place <text:s/>très fortement majoritaire, dans les services, selon un cycle de vie : conception, mise en oeuvre, analyse des retours utilisateurs, programmes d'amélioration, conformes aux normes Françaises, Européennes, Internationales, applicables en France (se reporter aux séries de normes NF EN ISO 900x et NF EN ISO 1400x, par exemple, par Afnor, et https://fr.wikipedia.org/wiki/Liste_de_normes_ISO <text:s/>et par https://fr.wikipedia.org/wiki/Liste_de_normes_ISO_par_domaines#Technologies_de_l.27information_et_de_la_communication. Des Comités collégiaux, comprenant des personnes hautement qualifiés du secteur numérique, des plus visionnaires, des informaticiens des systèmes de <text:soft-page-break/>ménagement, conception, réalisation, des informaticiens des systèmes de mise en oeuvre, et de maintenance, des utilisateurs, seront mis en place, sous six mois, dans chaque infra-structure, en inter-action avec des Comités transversaux généralistes. Ceci, afin d'obtenir des retours d'expériences suffisamment enrichis, dans l'objectif de produire des audits internes/externes en Ménagement du Développement Stratégique et Prospectif – Déploiement sur Théâtres des Opérations Internes/Externes, venant ponctuer (selon critères de conformité aux points critiques et points d'arrêt) les schémas Directeurs Ministériels ou Territoriaux. Des budgets spécifiques doivent être votés, alloués, et ré-approvisionnés, selon l'état des déploiements sur théâtres des opérations, avec contrôles de gestion renforcés, sous l'Autorité du Ministère de l'Economie. Selon vous, quel est le montant, en milliers de millions d'Euros, économisé, par an, dans la ré-internalisation, voire, dans la création vérifiée dans les faits, de ce fameux "corps des Informaticiens de métier", chimère, s'il en fut, qui aurait été, c'est (xxxcertainxxx) probable, si utile aux déploiements des politiques publiques, numériques. A mettre en perspective contraire, le montant en milliers de millions d'Euros, distribués, façon "tonneau des danaïdes", en externalisation des processus des plus insécurisants, au sens des systèmes d'information, vers des sociétés à seul but lucratif, en situation d'oligopole. Vous remerciant de votre attention, Christian DESPONTIN: 0.6885228753089905 &lt;NEUTRAL&gt;</text:p>
      <text:p text:style-name="Standard"/>
      <text:p text:style-name="Standard">Initial proposal:</text:p>
      <text:p text:style-name="Standard">Donner aux internautes le droit de « décider des usages qui sont faits » de leurs données (consentement de l’usager), et aller dans le sens des « self data », en soutenant toute avancée technologique et logicielle <text:s/>qui soutiendra cette orientation. A noter que la systématisation d’une éducation aux médias et à l’information, dans notre société numérique est un moyen pour éduquer les jeunes à ces questions liées aux données et notamment à la self data et à la production collaborative. Le Collectif Enjeux e-médias réaffirme cette orientation nécessaire.</text:p>
      <text:p text:style-name="Standard">Closest neighbors:</text:p>
      <text:p text:style-name="Standard">Un travail pédgogique important doit être fait afin de former un grand nombre de citoyen au numérique tout en considérant qu'il peut y en avoir certains qui ne voudront pas s'y conformer. Chaque citoyen est libre d'utiliser le numérique. Si certains décident de ne pas s'intégrer à la révolution numérique, il est important de ne pas les laisser en marge de la société et de les exclure.: 0.7397732138633728 &lt;ENTAILED&gt;</text:p>
      <text:p text:style-name="Standard">L'accès au numérique à tous et partout.: 0.7373315095901489 &lt;NEUTRAL&gt;</text:p>
      <text:p text:style-name="Standard">Le numérique: une évolution de la gestion de l'information au quotidien qui doit permettre une modification de la répartition de la valeur ajoutée qui se crée dans la chîne de création de valeurs. Pour faire simple , chaque individu est producteur d'informations, ces informations créent de la richesse qui doit être identifiée pas seulement sur le plan financier (PIB) mais valeurs immatérielles (critéres de l'OCDE). Prévoir un statut de "Société" qui intégre dans son objet social la responsabilité sociétale et environnementale (SOSE Société à Objet Social Etendu) ce qui permetra une contribution de chacune des parties (citoyens et autres acteurs économiques public et privés). Economie collaborative et solidaire: 0.7280138731002808 &lt;NEUTRAL&gt;</text:p>
      <text:p text:style-name="Standard">considerqnt que les professionnels de la médiation numérique assurent une mission de service public en initiant aux outils numériques , en développant les usages numériques et en diffusant des éléments de culture numerique, il convient de créer un service public de la médiation numerique. alors que la déclaration des impôts est amenée à être totalement dematerialisee, il est impératif de poser la question de l'accompagnement des usagers et notamment des plus vulnérables dans cette démarche, par exemple.: 0.7265062928199768 &lt;ENTAILED&gt;</text:p>
      <text:p text:style-name="Standard">Pérenniser les EPN qui existent et en créer de nouveaux en milieu rural. Créer une mission de service public lié au numérique. Créer des services aux entreprises : formation, espaces de coworking ou télétravail. Rendre encore plus accessibles les lieux d'utilisation d'internet. Avec suffisamment d'ordinateurs pour tous les utilisateurs. Former au code. Sensibiliser les plus jeunes aux usages du numérique.: 0.7227171659469604 &lt;NEUTRAL&gt;</text:p>
      <text:p text:style-name="Standard"/>
      <text:p text:style-name="Standard"><text:soft-page-break/>Initial proposal:</text:p>
      <text:p text:style-name="Standard">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 Le déploiement du protocole IPv6 peut contribuer largement à garantir qu’Internet demeure un système de communication mondial ouvert, impartial et non fragmenté, qui encourage l’innovation. Les autorités de régulation des communications électroniques pourraient mettre en place une politique incitant les fournisseurs de services Internet à fournir à chaque abonné, a minima, une adresse IP unique et globalement routable. En fonction des adresses disponibles chez ces opérateurs, cette adresse sera soit en IPv4, soit en IPv6, soit les deux. Par ailleurs, les autorités de régulation des communications électroniques pourraient rendre obligatoire la transparence dans la politique de partage des adresses IPv4 mise en œuvre par les fournisseurs de services Internet, avec notamment une étude d’impact sur la qualité des services pour les utilisateurs finaux. Enfin, les collectivités territoriales et l’Etat devraient donner l’exemple en rendant leurs sites web et leurs services accessibles par les citoyens sous Internet IPv6.</text:p>
      <text:p text:style-name="Standard">Closest neighbors:</text:p>
      <text:p text:style-name="Standard">Contraindre les opérateurs de télécommunication à déployer IPv6 sur l'ensemble de leur réseau afin de libérer le potentiel d'usage de l'Internet. Encourager éventuellement les produits companibles IPv6 via un label (pour les imprimantes réseau par exemple). Le "faible" nombre d'adresses disponibles en IPv4 crée un bridage dans la croissance de l'Internet, obligeant à mettre en place des dispositifs techniques qui brident encore plus l'usage qui pourrait en être fait.: 0.8923419713973999 &lt;ENTAILED&gt;</text:p>
      <text:p text:style-name="Standard">Un article L112-13 ainsi rédigé est ajouté dans le Code de la consommation (Informations des consommateurs): Dans les offres, publicités et contrats proposés par un opérateur de communications électroniques aux consommateurs, chaque occurrence du terme « internet » est qualifié avec les termes et dans les conditions définis ci-dessous : « IPv4 » dans le cas où seule une adresse IPv4 est attribuée. « IPv6 » dans le cas où seule une plage d'adresses IPv6 est attribuée. « migrant » dans le cas où la ou les adresses IP attribuées sont susceptibles d'être modifiées sans préavis ou avec un préavis inférieur à une durée fixée par décret. « injoignable » dans le cas où la ou les adresses IP attribuées ne sont pas publiques et joignables depuis l'internet. « censuré » dans le cas où des informations conformes aux protocoles de l'internet ne sont volontairement pas transmises par l'opérateur. « falsifié » dans le cas où des informations conformes aux protocoles internet sont volontairement modifiées par l'opérateur lors de leur transmission. L'apposition des qualificatifs n'est pas requise dès lors que l'opérateur permet à l'utilisateur de configurer sa connexion sans surcoût pour répondre aux conditions indiquées. Les qualificatifs suivent le terme « internet » dans l'ordre indiqué ci-dessus et utilisent la même taille et police de caractères. Un article R112-16 ainsi rédigé est ajouté dans le Code de la consommation : Le préavis définit à l'article L112-13 pour la modification d'une adresse IP fixe est de sept jours calendaires. Objectif : Clarifier les caractéristiques des connexions à l'internet et donc les usages possibles pour le consommateur lorsqu'il s'abonne auprès d'un opérateur de communications électroniques. Explication : Les usages possibles sur l'internet sont conditionnés notamment par le type d'adresses IP attribuées à l'utilisateur par un fournisseur d'accès à internet. Le protocole internet original (IPv4) a plusieurs limites techniques : il n'est pas adapté aux appareils mobiles et il y a une pénurie d'adresses IPv4. Une nouvelle version du protocole (IPv6) résout ces problèmes mais elle n'est pas interopérable avec l'IPv4. Aussi les infrastructures des opérateurs ne la supportent pas forcément et une grande <text:soft-page-break/>partie de l'internet n'est pas directement accessible en IPv6. Une adresse IPv4 publique fixe et une plage d'adresses IPv6 publiques fixes sont donc nécessaires pour accéder à tous les usages de l'internet. Les limites techniques citées ci-dessus font que certains opérateurs ne peuvent pas fournir d'adresses publiques fixes IPv4 et IPv6. Ils attribuent alors des adresses provisoires au lieu de fixes, locales au lieu de publiques et uniquement IPv4 ou IPv6. Voici quelques usages qui ne sont pas possibles sauf à passer par un appareil tiers qui dispose d'adresses publiques fixes IPv4 et IPv6 (ce qui correspond à disposer d'une seconde connexion autorisant tous les usages ailleurs sur internet):<text:tab/>accéder au site www.republique-numerique.fr nécessite une adresse IPv4, le site n'ayant pas d'adresse IPv6 mais uniquement une adresse IPv4 ; envoyer une notification à un appareil nécessite une adresse publique. (Le passage par un tiers avec une adresse locale, cas de l'internet sur téléphone mobile, réduit fortement l'autonomie d'un appareil fonctionnant sur batterie car il doit questionner très régulièrement l'appareil tiers pour savoir si une notification est arrivée); récupérer des données d'un appareil à distance telles que des fichiers ou l'affichage de l'écran nécessite une adresse publique ;<text:tab/>héberger de sa propre boîte d'e-mails pour assurer une meilleure confidentialité de ses correspondances, par exemple pour un journaliste, un avocat ou une entreprise innovante, nécessite une adresse fixe et publique ; proposer une application répartissant l'infrastructure sur les appareils des utilisateurs : nécessite des adresses publiques pour les utilisateurs. Skype a utilisé cette méthode en 2003. Aujourd'hui 60% des adresses IP en France sont locales. Une startup doit donc louer des serveurs pour faire transiter 36% des communications. Elle ne peut donc démarrer qu'avec un capital très conséquent.: 0.753039538860321 &lt;NEUTRAL&gt;</text:p>
      <text:p text:style-name="Standard">Les opérateurs dans la fourniture des services d’accès à Internet ont l’obligation de mettre en place une capacité d’interconnexion avec les exploitants de réseaux qui fournissent au public des services de contenu et de communications électroniques et qui le demandent, en quantité suffisante pour éviter toute congestion aux heures de pointe du trafic. Tout opérateur dans la fourniture des services d’accès à Internet a l’obligation d’offrir cette capacité d’interconnexion sans aucuns frais aux exploitants de réseaux qui sont à même d’échanger avec cet opérateur une quantité de trafic suffisante pour justifier au moins un port d’interconnexion. L’ opérateur peut choisir les emplacements de cette interconnexion sous les conditions suivantes: • <text:s text:c="3"/>ils doivent desservir suffisamment d’utilisateurs finaux pour justifier chacun au moins un port d’interconnexion. • <text:s text:c="3"/>ils doivent être accessible sans frais d’accès. • <text:s text:c="3"/>ils doivent être desservis par au moins trois fournisseurs concurrents de services de réseau. Tout opérateur qui fait l’expérience de congestion aux points d’interconnexion avec d’autres exploitants de réseaux a l’obligation d’informer l’Autorité et de démontrer, mettre en place et exécuter un plan pour ajouter de la capacité d’interconnexion et pour remédier à cette congestion. Toute demande d'augmentation de capacité doit être traité dans un délai raisonnable. Les fournisseurs d'accès Internet disposent d'un monopole de fait sur l'accès à leurs abonnés. Ils peuvent utiliser les points d'interconnexion avec les autres opérateurs pour extraire des montants arbitraires pour leur permettre d'envoyer le traffic. En laissant ces points d'interconnexion se saturer, ils peuvent détériorer la qualité perçue par les utilisateurs finaux sur un fournisseur de contenu. Sans limitation, les fournisseurs d'accès pourront obliger les fournisseurs de contenu à payer pour absorber l'écoulement du traffic. Seuls les plus plus gros fournisseurs de contenu seront en position de force pour négocier des termes avantageux. Les plus petits acteurs seront en revanche pénalisés par des frais trop élevés.: 0.7314221858978271 &lt;NEUTRAL&gt;</text:p>
      <text:p text:style-name="Standard">1° L'adresse IP publique, quel que soit son format, d'un appareil relié à un réseau ne devrait plus être considéré à elle seule comme un élément d'identification suffisant à garantir l'identité de la personne physique utilisatrice de l'appareil. Une adresse IP publique (format IPv4 comme IPv6, ...) ne devrait pas être utilisé comme unique élément pour identifier une personne physique, de par son évolution dans certains cas, de par la possibilité de la dissimuler avec plus ou moins de facilité, et car elle simplifie trop la pensée du "une IP, un propriétaire responsable", dans le cadre de familles ou de connexion partagée. (système de hotspot, wifi partagé publiquement à travers le fournisseur d'accès, ...). Et ce quelque soit l'appareil (box/modem, smartphone, tablette, ...).: 0.722125768661499 &lt;NEUTRAL&gt;</text:p>
      <text:p text:style-name="Standard"><text:soft-page-break/>Un réseau internet public doit garantir l'accès de tous les citoyens à l'internet. La création d'un réseau internet public, gratuit pour les citoyens, en collaboration avec les acteurs déjà en place, doit garantir une égalité d'accès pour tous. Mise en oeuvre du réseau public - Sur appel d'offre : les acteurs du numérique, de l'énergie et les FAI participent à ce réseau ouvert, en lui consacrant une part de leur activité. - Partout sur le territoire, le réseau devra être accessible gratuitement via connexion Wifi, Adsl, Satellite ou Courant Porteur CPL. - Cette infrastructure fera de la France le premier pays du numérique en Europe.: 0.7074524164199829 &lt;NEUTRAL&gt;</text:p>
      <text:p text:style-name="Standard"/>
      <text:p text:style-name="Standard">Initial proposal:</text:p>
      <text:p text:style-name="Standard">Les informations au consommateur provenant de vidéos doivent être accessibles à tous et notamment aux personnes Sourdes. Cela signifie s'assurer de la présence de sous-titres et d'une interprétation en Langue des Signes Française. Toutes les informations au consommateur mise en ligne par les autorités concernées et en lien avec toute décision du gouvernement doivent être entièrement accessibles.</text:p>
      <text:p text:style-name="Standard">Closest neighbors:</text:p>
      <text:p text:style-name="Standard">Mettre en place des sous-titrages ou la traduction en langue des signes française pour les consommateurs Sourds et Malentendants afin de mieux s'informer sur ces pratiques et ces droits. : 0.7093514204025269 &lt;ENTAILED&gt;</text:p>
      <text:p text:style-name="Standard">Dans les chaînes publiques, au moins un journal télévisé aux heures de grande écoute (forte audience) accessible par transcription écrite ET en Langue des Signes Française. La Convention des Droits des Personnes Handicapées du 1er avril 2010 et la Charte LSF du Conseil Supérieur Audiovisuel signé en janvier 2015 obligent à reconnaître l'accès à l'information. Le premier stipule que l'Etat accepte et facilite le recours à la langue des signes; reconnaît et favorise l'utilisation de la Langue des Signes. Elle peut être assuré par : - un interprète professionnel diplômé. - un journaliste maîtrisant la Langue des Signes (niveau C1 du CECRL). Ce dernier revient aussi à favoriser la création de nouveaux métiers et l'emploi des personnes sourdes.: 0.7008713483810425 &lt;NEUTRAL&gt;</text:p>
      <text:p text:style-name="Standard">Les démarches administratives effectuées en ligne doivent être accessible par une traduition intégrale en Langue des Signes Française. Il y a un fort taux d'illetrisme, le français est pour une grande partie des sourds maîtrisant la Langue des Signes Française une seconde langue. Il est indispensable de rendre accessible les démarches administratives (impôts, CAF, sécurité sociale, ...) pour les personnes sourdes dans leur langue naturelle. Afin qu'ils prennent en toute connaissance de cause leurs obligations et ainsi leur permettre d'éviter ainsi des désagréments administratifs (souvent des pénalités): 0.6705248355865479 &lt;ENTAILED&gt;</text:p>
      <text:p text:style-name="Standard">Des enregistrements vidéo des séances publiques des assemblée délibérantes (conseils municipaux, conseils communautaires, conseils départementaux, conseils régionaux) sont réalisés et mise à disposition du public dans les meilleurs délais, sur le site internet de l'institution, et sur le portail OpenData https://www.data.gouv.fr/fr. Une condition nécessaire pour que les citoyens puissent croire à la politique est celle d’une plus grande transparence. Il faut que les citoyens puissent obtenir les informations dont ils ont besoin pour se forger une opinion. Prenons quelques exemples issus de la vie municipale. Les conseils municipaux sont publics, mais seuls les citoyens les plus motivés prennent le temps d’y assister. La possibilité d’enregistrement de ces conseils est déjà inscrite dans la loi. Il suffirait de transformer cette possibilité en obligation. Ces enregistrements audio ou vidéo permettraient à chacun d’avoir une vue plus objective de la vie politique municipale que les comptes rendus papiers trop partiels offerts par les municipalités ou les articles des journaux locaux et permettraient aux citoyens de mieux vivre/connaître la vie municipale et d’être plus proches de leurs élus.: 0.6673822402954102 &lt;NEUTRAL&gt;</text:p>
      <text:p text:style-name="Standard">Afin que le numérique soit accessible pour les personnes handicapées il faudrait que le site soit accessible .donc pour le rendre accessible il faut copier le site du service publique où il est possible d'agrandir la police et aussi <text:s/>entendre et écouter pour ceux qui n'arrivent pas : 0.6631374955177307 &lt;NEUTRAL&gt;</text:p>
      <text:p text:style-name="Standard"/>
      <text:p text:style-name="Standard"><text:soft-page-break/>Initial proposal:</text:p>
      <text:p text:style-name="Standard">Un label de prestataire de confiance devrait être défini pour accréditer les entreprises intervenant dans la collecte ou le traitement de données à caractère personnel (DCP) pour le compte d’une administration,. La certification serait effectuée par les organismes accrédités par la CNIL et l’ANSSI. Afin de permettre les éventuels audits ou expertises, les données, leurs traitements, stockage et accès aux résultats devraient s’effectuer sur le territoire <text:s/>de l’Union européenne. Les accès aux données et à leurs traitements devraient faire l’objet d’une authentification et d’une traçabilité. Lorsque des DCP seraient nécessaires à la bonne exécution d’une mission de service public assurant la sauvegarde ou la mise en sécurité de la personne, le service concerné et les éventuelles entreprises intervenant pour rendre ce service pourraient y avoir accès sur la base d’un décret précisant la nature des DCP accessibles par type d’urgence et autres circonstances.</text:p>
      <text:p text:style-name="Standard">Closest neighbors:</text:p>
      <text:p text:style-name="Standard">Afin de permettre à tous les services publiques d'état ou territoriaux, universités et organismes assimilés (allocations familiales, pole emploi, etc) de proposer des services web utilisant HTTPS et améliorer ainsi la sécurité des échanges, une autorité de certification publique est créée. Cette autorité doit pouvoir délivrer des certificats valides aux services publiques au même titre que GlobalSign, Verisign, Symantec, etc. Comme toute autorité de certification digne de confiance, elle s'assure de l'identité du futur propriétaire du certificat et s'assure de la bonne gestion de celui-ci (protection et restriction d'accès à la clef privée). Cette autorité est également en mesure de fournir des certificats permettant aux administrations et fonctionnaires de signer leurs emails afin d'attester de l'identité de l'émetteur. Concept : L'accès aux différents services publiques numériques se doit d'être sécurisé pour assurer la confidentialité. Pour ce faire on utilise en général le protocole https qui permet de chiffrer la communication et de s'assurer de l'identité de l'interlocuteur en face de nous (c'est le cadenas qui apparait dans la barre d'adresses du navigateur ou au contraire l'avertissement de sécurité quand l'identité est non vérifiable ou usurpée). Cette vérification est réalisée par le navigateur qui s'assure que le certificat que communique le site contacté correspond à l'adresse tapée et qu'il a été signé par une autorité reconnue comme une autorité de confiance. Ces autorités ne délivrent de certificats qu'aux personnes morales ou physiques qui ont fait preuve de la possession de leur domaine et de leur identité. Proposition : Ainsi cet article propose que l'état fournisse une autorité de certification afin de délivrer des certificats considérés comme "de confiance" par les navigateurs aux acteurs du service publique que ce soit pour leurs services web mais aussi l'identité numérique du personnel. Ceci évitant des démarches compliquées et couteuses auprés des autorités de certification actuelles aux différents services.: 0.7025409936904907 &lt;NEUTRAL&gt;</text:p>
      <text:p text:style-name="Standard">Mise en place d'une autorité de certification adossée à un organisme étatique national ou européens. Explication : Aujourd'hui, tout échange sécurisé sur Internet (mail, http) se fait grâce à un mécanisme de certificats. Ces certificats permettent d'identifier de manière sûre les interlocuteurs, et permettent donc les échanges sécurisés. Dans le monde réel, les garanties d'identité d'une personne physique ou morale sont assurées par l'état civil, le registre du commerce, etc. et ce depuis le code Napoléon. Dans le monde numérique, ce rôle est délégué à quelques entitées, pour la plupart privées et étrangères, les autorités de certification (ou tiers de confiance). Une corruption de ces autorités de certifications pourrait paralyser l'ensemble du monde numérique, avec des conséquences phénoménales. Sachant que les intérêts privés n'ont aucune obligation à converger vers l'intérêt publique, et que les intérêts étrangers ne sont pas contraint à défendre les intérêts Nationaux ou Européens, il n'est pas raisonnable de laisser perdurer un tel état de fait, les garanties de neutralité et perennité n'étant pas suffisantes. Il est sidérant de constater que les certificats de type RGS, éxigés pour toute administration, Française soient garantis par des autorités privées ou étrangères. Nous demandons donc la mise en place d'une autorité de certification nationale (ou européenne), adossée à des services de l'Etat (la CNIL, par exemple), offrant donc toutes les garanties de celui-ci. A notre sens, l'identitée numérique est un droit, ce service devrait donc être gratuit, ou présenter un coût symbolique. L'Etat dispose déjà de toutes les informations propres à identifer de manière sûre une personne physique ou morale. Exemples : - Un citoyen souhaitant signer numériquement ses mails <text:soft-page-break/>n'aura plus à s'adresser à un service privé et couteux pour obtenir une signature numérique. - Une entreprise souhaitant mettre en place un site Web sécurité n'aura plus à s'adressé à un tiers privé ou étranger, qui pourrait être en concurrence avec elle sur certaines activtés !: 0.694587767124176 &lt;NEUTRAL&gt;</text:p>
      <text:p text:style-name="Standard">En créant un Label "Tiers de confiance" pour organismes de Sécurité sociale, la loi oblige ces derniers à : - Certifier le respect du traitement de la donnée. - Convenir d'une charte éthique relative à la protection des données personnelles engageant la Sécurité sociale et ses bénéficiaires. En ce jour anniversaire des 70 ans de la Sécurité sociale, il apparait nécessaire à la fois de protéger ses valeurs contre les nouvelles formes d'attaques induites par le numérique et de lui donner les moyens de vivre un avenir basé sur : la confiance, la transparence et l'accessibilité pour tous. Il est possible d'y parvenir en créant un Label "Tiers de confiance" destiné aux organismes gestionnaires d'un service public comme ceux en charge de la Sécurité sociale. Ce label inscrit dans la loi viendrait conforter le devenir d'un système qui a besoin de gagner en crédibilité aux yeux de ses utilisateurs et notamment des plus jeunes mais aussi de rappeler que les valeurs d'équité, de solidarité et de neutralité font parties des fondements des institutions sociales de la République. Il convient de conforter leurs évolutions par un droit à labeliser le traitement de la donnée, qui se traduirait sous la forme d'une charte éthique relative à la protection des données personnelles engageant chaque parties prenantes.: 0.6767780780792236 &lt;NEUTRAL&gt;</text:p>
      <text:p text:style-name="Standard">But : créer un barème non contraignant légalement, permettant aux organismes susceptibles d'héberger des données numériques à caractère privé de faire évaluer leurs pratiques. L’évaluation sera faite un tiers agréé par la CNIL. 1 – La barème permettra d'évaluer trois points précis, sur des critères à définir (voir 2). Le taux d'exploitation des données privées à des fins commerciales ou de recherche (vente, statistiques, …). La gestion et le contrôle des données privées (sécurisation des données, maîtrise des accès pour la sous-traitance, …). La compréhension que l'utilisateur perçoit de l'exploitation faite de ses données (règles, conditions d'utilisations, …). L'approche consiste, en fin d'examen de l'organisme à distribuer une « note ». 2 – Les critères du barème seront définis par les acteurs économiques du numérique (premiers concernés par la mesure), des représentants d'utilisateurs et l'état à travers la CNIL. Le rôle de la CNIL consistera essentiellement à appuyer techniquement et juridiquement les négociations ainsi qu'à veiller à leur bon déroulement. 3 – Le barème sera revu périodiquement (à définir lors des négociations) afin de tenir compte des évolutions technologiques et de la société. 4 – Les organismes qui souhaiteront se faire évaluer le seront via des organismes tiers indépendants. Ceux-ci seront obligatoirement agréés par la CNIL et seront les seuls autorisés à réaliser un tel examen. Comme le barème, l'agrément devra être renouvelé périodiquement (à définir). Le but de la loi est de donner les moyens pour un organisme soucieux du respect de la vie privée de l'utilisateur de se distinguer. Il est pour celà nécessaire de créer des barèmes à respecter et des capacités d'évaluation de ceux-ci. Le barème sera négocié par les acteurs du numérique, des représentants d'utilisateurs et la CNIL. Une négociation bien menée permettra d’aboutir à un barème difficilement contestable. La démarche pour l'organisme de se faire évaluée est basée sur le volontariat et n'est pas légalement contraignante. Pour les organismes « bien notés », cela fournira un argument commercial et donc un avantage concurrentiel. L'évaluation sera faite par des organismes agréés par la CNIL. Son rôle sera de délivrer les agréments aux organismes susceptibles de réaliser les missions d'évaluation. Cela représentera moins de charge de travail pour la CNIL et potentiellement de la création d'emploi lors de la création des organismes d'évaluation. Enfin, grâce à la note, l'utilisateur aura des éléments clair et fiable qui lui permettront de décider s'il fait oui ou non confiance à un organisme vis-à-vis de ses données privées. La mise en concurrence des organismes vis-à-vis du critère du respect de la vie privé sera facilitée.: 0.6604541540145874 &lt;ENTAILED&gt;</text:p>
      <text:p text:style-name="Standard">Créer une obligation de désigner un CIL: - pour les autorités publiques. - pour les organismes, entreprises traitant des données sensibles (santé, données sur des mineurs par ex). - pour les entreprises dont l'objet social est le traitement de données <text:s/>(en fonction du code APE). - lorsque les traitements de données personnelles concernent un nombre important de personnes (exemple plus de 10 000). Le CIL a pour mission de veiller à l'application de loi informatique et libertés et est le <text:soft-page-break/>meilleur vecteur de conformité. Rendre sa désignation obligatoire obligerait une grande partie des responsables de traitement à prendre en compte ce sujet.: 0.6479727029800415 &lt;ENTAILED&gt;</text:p>
      <text:p text:style-name="Standard"/>
      <text:p text:style-name="Standard">Initial proposal:</text:p>
      <text:p text:style-name="Standard">Le contrôle par une personne de l’utilisation de ses DCP doit pouvoir s’exercer à tout moment avec effet immédiat. Il doit permettre de spécifier par quel tiers les DCP peuvent être utilisées, pour quel usage ou traitement, et optionnellement dans quelles circonstances (zones géographiques, plages temporelles). Les traitements de DCP provenant de plusieurs traitements concernant une personne, permettant notamment le profilage de ses habitudes de comportement ou de consommation, doivent faire l’objet d’un consentement explicite par la personne concernée ou d'un délégataire qu’elle aura désigné. La personne doit pouvoir accéder, notamment par voie numérique, aux résultats du traitement de ses DCP par les tiers autorisés à les exploiter. Les DCP doivent être comprises dans un sens large, depuis de simples données lors d’enregistrement sur un site à celles plus indirectes fournies par des IoT qui dévoilent de nombreuses informations personnelles (un collier pour chien géolocalisé informe aussi bien l’emplacement de l’animal que les habitudes de son propriétaire). La personne doit pouvoir contrôler de façon similaire l’utilisation des données ainsi collectées.</text:p>
      <text:p text:style-name="Standard">Closest neighbors:</text:p>
      <text:p text:style-name="Standard">Les plateformes offrant divers services à l’occasion desquels sont effectués des traitements de données à caractère personnel doivent informer les personnes concernées par ces traitement si des croisements de données sont effectués entre ces services. Il doit fournir aux personnes concernées, quand leur consentement est le fondement légitime du traitement, des moyens simples de contrôler et de décider des traitements effectués, ainsi que des finalités auxquelles peuvent servir ces traitements. Le premier impératif concernant la protection des données à caractère personnel est de permettre aux personnes de s’informer correctement sur les données récoltées et les usages qui en sont faits. Cette information doit s’appliquer aux données relatives à l’usage d’un service mais également à l’ensemble des données susceptibles d’être mises en relation. Le fonctionnement en silo des grands opérateurs type Google, Apple, Microsoft, etc. impose que l’utilisateur puisse bénéficier d’une vue d’ensemble des données détenues par chaque système et des usages qui en sont faits, notamment par croisement.: 0.6179983019828796 &lt;ENTAILED&gt;</text:p>
      <text:p text:style-name="Standard">Le consentement de la personne concernée, quand il légitime initialement le traitement de ses données à caractère personnel, devra être renouvelé périodiquement. Au-delà d’une information satisfaisante de l’utilisateur, la protection des données à caractère personnel exige la maîtrise dans le temps des traitements qui en sont faits. Aujourd’hui, quand le consentement légitime initialement les traitements, il est accordé de façon ponctuel et pour une durée définie par l’opérateur. Or, les données collectées et les usages qui peuvent en être effectués sont susceptibles d’évolution, tout comme la volonté de l’utilisateur. C’est pourquoi ce consentement devrait pouvoir être être réaffirmé de façon périodique, concernant les données exploitées et les traitements en cours. Cette périodicité pourrait être fondée sur une période de péremption moyenne des données en fonction des usages et finalités. Ce renouvellement du consentement serait obligatoire pour les données entretenant un lien direct avec la personne.: 0.6120365858078003 &lt;NEUTRAL&gt;</text:p>
      <text:p text:style-name="Standard">Informer l'utilisateur pour chaque action exécutée pouvant potentiellement avoir ou entrainer des conséquences sur les données à caractère personnel en rappelant les termes des conditions générales d'utilisation de la plateforme liées à cette action et la réglementation en vigueur. Si le fait d’informer l’utilisateur à l’intérieur d’un système devenait un jour, une obligation juridique à respecter pour chaque action exécutée pouvant potentiellement avoir ou entrainer des conséquences sur les données à caractère personnel, cela imposerait à tous les informaticiens de connaître la loi informatique et libertés afin de pouvoir informer les utilisateurs qui utilisent leur logiciel ou naviguent sur leur plateforme. Ce principe devra être mis en oeuvre via des fenêtres de validation d’action qui expliqueraient les conséquences juridiques que peut entraîner telle ou telle action. À la fois destiné aux concepteurs et aux utilisateurs, ce principe pourrait devenir une arme absolue d’éducation au numérique. Une mise en œuvre généralisée de ce principe pourrait augmenter le niveau de culture informatique et libertés de l’ensemble des citoyens encore trop peu à être <text:soft-page-break/>conscient des risques qu’ils encourent en tant qu’utilisateur et des conséquences que certaines de leurs actions peuvent provoquer.: 0.600858211517334 &lt;NEUTRAL&gt;</text:p>
      <text:p text:style-name="Standard">Un label de prestataire de confiance devrait être défini pour accréditer les entreprises intervenant dans la collecte ou le traitement de données à caractère personnel (DCP) pour le compte d’une administration. La certification serait effectuée par les organismes accrédités par la CNIL et l’ANSSI. Afin de permettre les éventuels audits ou expertises, les données, leurs traitements, stockage et accès aux résultats devraient s’effectuer sur le territoire <text:s/>de l’Union européenne. Les accès aux données et à leurs traitements devraient faire l’objet d’une authentification et d’une traçabilité. Lorsque des DCP seraient nécessaires à la bonne exécution d’une mission de service public assurant la sauvegarde ou la mise en sécurité de la personne, le service concerné et les éventuelles entreprises intervenant pour rendre ce service pourraient y avoir accès sur la base d’un décret précisant la nature des DCP accessibles par type d’urgence et autres circonstances.: 0.592255711555481 &lt;NEUTRAL&gt;</text:p>
      <text:p text:style-name="Standard">Les missions de conseil et d'accompagnement de la CNIL peuvent prendre différentes formes et notamment les suivantes : - mise à disposition de serveurs localisés sur le territoire national dont le niveau de sécurité et de confidentialité est conforme à la loi "informatique et liberté" pour les responsables de traitement respectueux de la vie privée. - nomination d'un médiateur ayant pour mission de conseiller et accompagner particulièrement tout responsable de traitement confronté à un litige ou un contentieux le mettant en cause quant à un traitement sur des données à caractère personnel. - mise en place d'une procédure de rescrit informatique et libertés permettant à tout responsable de traitement de présenter son cas précis à la CNIL et obtenir une réponse qui engage la CNIL pour l'avenir et garantira sa sécurité juridique en cas de contrôle ultérieur. Quant à la protection des données à caractère personnel (DCP), de nombreuses entreprises sont conscientes de leurs responsabilités. Cependant, elles ne disposent pas toutes en interne d’une personne suffisamment qualifiée pour leur assurer la conformité à la loi de leurs traitements sur les DCP, notamment dans les PME. Quand bien même elles auraient procédé aux différentes formalités concernant les traitements, rien ne leur garantit en cas de contrôle ultérieur de la CNIL de ne pas être sanctionnées, la « déclaration ne valant pas conformité du traitement à la loi ». Pour parer à cette insécurité juridique, nous proposons un ensemble de mesures qui viendraient préciser notamment la nouvelle mission « accompagnement » de la CNIL : Mise en place de serveurs appartenant à la CNIL suffisamment sécurisés et adaptés aux besoins des professionnels pour permettre aux entreprises, responsable de traitement, d’héberger leurs données personnelles sur le territoire national, en conformité avec la loi « Informatique et Libertés » ; les données personnelles ainsi hébergées peuvent être « anonymisées » pour permettre leur libre diffusion et leur réutilisation. Nomination d’un Médiateur « Informatique et Libertés » ou de toute personne ayant la charge d’accompagner et conseiller les responsables de traitement lors d’un litige ou un contentieux les mettant en cause devant la CNIL. Mise en place d’une procédure de rescrit « informatique et libertés » qui permettra à tout responsable de traitement de soumettre à la CNIL son cas précis ou sa question concernant son traitement de DCP et d’obtenir une réponse qui engagera la CNIL pour l’avenir et garantira ainsi au responsable du traitement une sécurité juridique en cas de contrôle ultérieur.: 0.5917796492576599 &lt;NEUTRAL&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0T12:51:18.615640769</meta:creation-date>
    <dc:date>2022-05-03T18:01:17.124000000</dc:date>
    <meta:editing-duration>PT2H18M</meta:editing-duration>
    <meta:editing-cycles>10</meta:editing-cycles>
    <meta:generator>LibreOffice/7.2.6.2$Windows_X86_64 LibreOffice_project/b0ec3a565991f7569a5a7f5d24fed7f52653d754</meta:generator>
    <dc:creator>William Aboucaya</dc:creator>
    <meta:document-statistic meta:table-count="0" meta:image-count="0" meta:object-count="0" meta:page-count="29" meta:paragraph-count="152" meta:word-count="19931" meta:character-count="135305" meta:non-whitespace-character-count="115475"/>
  </office:meta>
</office:document-meta>
</file>